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74mm"/>
    </style:style>
    <style:style style:name="co3" style:family="table-column">
      <style:table-column-properties fo:break-before="auto" style:column-width="33.11mm"/>
    </style:style>
    <style:style style:name="co4" style:family="table-column">
      <style:table-column-properties fo:break-before="auto" style:column-width="83.2mm"/>
    </style:style>
    <style:style style:name="co5" style:family="table-column">
      <style:table-column-properties fo:break-before="auto" style:column-width="35.01mm"/>
    </style:style>
    <style:style style:name="co6" style:family="table-column">
      <style:table-column-properties fo:break-before="auto" style:column-width="31.19mm"/>
    </style:style>
    <style:style style:name="co7" style:family="table-column">
      <style:table-column-properties fo:break-before="auto" style:column-width="36.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3" table:default-cell-style-name="Default"/>
        <table:table-row table:style-name="ro1">
          <table:table-cell office:value-type="string" calcext:value-type="string">
            <text:p>name</text:p>
          </table:table-cell>
          <table:table-cell office:value-type="string" calcext:value-type="string">
            <text:p>online_order</text:p>
          </table:table-cell>
          <table:table-cell office:value-type="string" calcext:value-type="string">
            <text:p>book_table</text:p>
          </table:table-cell>
          <table:table-cell office:value-type="string" calcext:value-type="string">
            <text:p>rate</text:p>
          </table:table-cell>
          <table:table-cell office:value-type="string" calcext:value-type="string">
            <text:p>votes</text:p>
          </table:table-cell>
          <table:table-cell office:value-type="string" calcext:value-type="string">
            <text:p>location</text:p>
          </table:table-cell>
          <table:table-cell office:value-type="string" calcext:value-type="string">
            <text:p>rest_type</text:p>
          </table:table-cell>
          <table:table-cell office:value-type="string" calcext:value-type="string">
            <text:p>dish_liked</text:p>
          </table:table-cell>
          <table:table-cell office:value-type="string" calcext:value-type="string">
            <text:p>cuisines</text:p>
          </table:table-cell>
          <table:table-cell office:value-type="string" calcext:value-type="string">
            <text:p>approx_cost(for two people)</text:p>
          </table:table-cell>
          <table:table-cell office:value-type="string" calcext:value-type="string">
            <text:p>reviews_list</text:p>
          </table:table-cell>
          <table:table-cell office:value-type="string" calcext:value-type="string">
            <text:p>menu_item</text:p>
          </table:table-cell>
          <table:table-cell office:value-type="string" calcext:value-type="string">
            <text:p>listed_in(type)</text:p>
          </table:table-cell>
          <table:table-cell office:value-type="string" calcext:value-type="string">
            <text:p>listed_in(city)</text:p>
          </table:table-cell>
        </table:table-row>
        <table:table-row table:style-name="ro1">
          <table:table-cell office:value-type="string" calcext:value-type="string">
            <text:p>Jalsa</text:p>
          </table:table-cell>
          <table:table-cell table:number-columns-repeated="2" office:value-type="string" calcext:value-type="string">
            <text:p>Yes</text:p>
          </table:table-cell>
          <table:table-cell office:value-type="string" calcext:value-type="string">
            <text:p>4.1/5</text:p>
          </table:table-cell>
          <table:table-cell office:value-type="float" office:value="775" calcext:value-type="float">
            <text:p>775</text:p>
          </table:table-cell>
          <table:table-cell office:value-type="string" calcext:value-type="string">
            <text:p>Banashankari</text:p>
          </table:table-cell>
          <table:table-cell office:value-type="string" calcext:value-type="string">
            <text:p>Casual Dining</text:p>
          </table:table-cell>
          <table:table-cell office:value-type="string" calcext:value-type="string">
            <text:p>Pasta, Lunch Buffet, Masala Papad, Paneer Lajawab, Tomato Shorba, Dum Biryani, Sweet Corn Soup</text:p>
          </table:table-cell>
          <table:table-cell office:value-type="string" calcext:value-type="string">
            <text:p>North Indian, Mughlai, Chinese</text:p>
          </table:table-cell>
          <table:table-cell office:value-type="float" office:value="800" calcext:value-type="float">
            <text:p>800</text:p>
          </table:table-cell>
          <table:table-cell office:value-type="string" calcext:value-type="string">
            <text:p>[('Rated 4.0', 'RATED\n <text:s/>A beautiful place to dine in.The interiors take you back to the Mughal era. The lightings are just perfect.We went there on the occasion of Christmas and so they had only limited items available. But the taste and service was not compromised at all.The only complaint is that the breads could have been better.Would surely like to come here again.'), ('Rated 4.0', 'RATED\n <text:s/>I was here for dinner with my family on a weekday. The restaurant was completely empty. Ambience is good with some good old hindi music. Seating arrangement are good too. We ordered masala papad, panner and baby corn starters, lemon and corrionder soup, butter roti, olive and chilli paratha. Food was fresh and good, service is good too. Good for family hangout.\nCheers'), ('Rated 2.0', 'RATED\n <text:s/>Its a restaurant near to Banashankari BDA. Me along with few of my office friends visited to have buffet but unfortunately they only provide veg buffet. On inquiring they said this place is mostly visited by vegetarians. Anyways we ordered ala carte items which took ages to come. Food was ok ok. Definitely not visiting anymore.'), ('Rated 4.0', 'RATED\n <text:s/>We went here on a weekend and one of us had the buffet while two of us took Ala Carte. Firstly the ambience and service of this place is great! The buffet had a lot of items and the good was good. We had a Pumpkin Halwa intm the dessert which was amazing. Must try! The kulchas are great here. Cheers!'), ('Rated 5.0', 'RATED\n <text:s/>The best thing about the place is its ambiance. Second best thing was yummy ? food. We try buffet and buffet food was not disappointed us.\nTest ?. ?? ?? ?? ?? ??\nQuality ?. ??????????.\nService: Staff was very professional and friendly.\n\nOverall experience was excellent.\n\nsubirmajumder85.wixsite.com'), ('Rated 5.0', 'RATED\n <text:s/>Great food and pleasant ambience. Expensive but Coll place to chill and relax......\n\nService is really very very good and friendly staff...\n\nFood : 5/5\nService : 5/5\nAmbience :5/5\nOverall :5/5'), ('Rated 4.0', 'RATED\n <text:s/>Good ambience with tasty food.\nCheese chilli paratha with Bhutta palak methi curry is a good combo.\nLemon Chicken in the starters is a must try item.\nEgg fried rice was also quite tasty.\nIn the mocktails, recommend "Alice in Junoon". Do not miss it.'), ('Rated 4.0', 'RATED\n <text:s/>You cant go wrong with Jalsa. Never been a fan of their buffet and thus always order alacarte. Service at times can be on the slower side but food is worth the wait.'), ('Rated 5.0', 'RATED\n <text:s/>Overdelighted by the service and food provided at this place. A royal and ethnic atmosphere builds a strong essence of being in India and also the quality and taste of food is truly authentic. I would totally recommend to visit this place once.'), ('Rated 4.0', 'RATED\n <text:s/>The place is nice and comfortable. Food wise all jalea outlets maintain a good standard. The soya chaap was a standout dish. Clearly one of trademark dish as per me and a must try.\n\nThe only concern is the parking. It very congested and limited to just 5cars. The basement parking is very steep and makes it cumbersome'), ('Rated 4.0', 'RATED\n <text:s/>The place is nice and comfortable. Food wise all jalea outlets maintain a good standard. The soya chaap was a standout dish. Clearly one of trademark dish as per me and a must try.\n\nThe only concern is the parking. It very congested and limited to just 5cars. The basement parking is very steep and makes it cumbersome'), ('Rated 4.0', 'RATED\n <text:s/>The place is nice and comfortable. Food wise all jalea outlets maintain a good standard. The soya chaap was a standout dish. Clearly one of trademark dish as per me and a must try.\n\nThe only concern is the parking. It very congested and limited to just 5cars. The basement parking is very steep and makes it cumbersome')]</text:p>
          </table:table-cell>
          <table:table-cell office:value-type="string" calcext:value-type="string">
            <text:p>[]</text:p>
          </table:table-cell>
          <table:table-cell office:value-type="string" calcext:value-type="string">
            <text:p>Buffet</text:p>
          </table:table-cell>
          <table:table-cell office:value-type="string" calcext:value-type="string">
            <text:p>Banashankari</text:p>
          </table:table-cell>
        </table:table-row>
        <table:table-row table:style-name="ro1">
          <table:table-cell office:value-type="string" calcext:value-type="string">
            <text:p>Spice Elephant</text:p>
          </table:table-cell>
          <table:table-cell office:value-type="string" calcext:value-type="string">
            <text:p>Yes</text:p>
          </table:table-cell>
          <table:table-cell office:value-type="string" calcext:value-type="string">
            <text:p>No</text:p>
          </table:table-cell>
          <table:table-cell office:value-type="string" calcext:value-type="string">
            <text:p>4.1/5</text:p>
          </table:table-cell>
          <table:table-cell office:value-type="float" office:value="787" calcext:value-type="float">
            <text:p>787</text:p>
          </table:table-cell>
          <table:table-cell office:value-type="string" calcext:value-type="string">
            <text:p>Banashankari</text:p>
          </table:table-cell>
          <table:table-cell office:value-type="string" calcext:value-type="string">
            <text:p>Casual Dining</text:p>
          </table:table-cell>
          <table:table-cell office:value-type="string" calcext:value-type="string">
            <text:p>Momos, Lunch Buffet, Chocolate Nirvana, Thai Green Curry, Paneer Tikka, Dum Biryani, Chicken Biryani</text:p>
          </table:table-cell>
          <table:table-cell office:value-type="string" calcext:value-type="string">
            <text:p>Chinese, North Indian, Thai</text:p>
          </table:table-cell>
          <table:table-cell office:value-type="float" office:value="800" calcext:value-type="float">
            <text:p>800</text:p>
          </table:table-cell>
          <table:table-cell office:value-type="string" calcext:value-type="string">
            <text:p>[('Rated 4.0', 'RATED\n <text:s/>Had been here for dinner with family. Turned out to be a good choose suitable for all ages of people. Can try this place. We liked the most was their starters. Service is good. Prices are affordable. Will recommend this restaurant for early dinner. The place is little noisy.'), ('Rated 3.0', 'RATED\n <text:s/>The ambience is really nice, staff is courteous. The price is pretty high for the quantity, but overall the experience was fine. The quality of food is nice but nothing extraordinary. They also have buffet(only veg)'), ('Rated 3.0', 'RATED\n <text:s/>I felt good is little expensive for the quantity they serve and In terms of taste is decent. There is nothing much to talk about the ambience, regular casual dining restaurant where you can take your family for dinner or lunch. If they improve on that quantity or may be reduce the price a bit or may be improve the presentation of the food it might Manage to get more repeat customers.'), ('Rated 4.0', 'RATED\n <text:s/>I was looking for a quite place to spend some time with family and as well wanted to try some new place. Since I was at Banashankari I thought of trying this place. The place had good rating and was part of Zomato gold. So I decided to try this place. It was a delite to see a very friendly staff and food we ordered was very tasty as well.\n\nFood : 4/5\nAmbience :3/5\nFriendly staff : 4/5\nPocket friendly : 4/5\n\nWill definitely visit again ??'), ('Rated 4.0', "RATED\n <text:s/>Nice place to dine and has a good ambiance... Food is good and the serving time is also good..neat restrooms and we'll arranged tables....only thing is we went at 12.30 for lunch...and we noticed that they kept on playing one music back to back which was a little annoying...\n\n1. Chicken biriyani was so good and the chicken was fresh and tender ,rice was well cooked and overall was great\n\n2. Mutton biriyani was very very good and tasty and It had plenty of mutton pieces..."), ('Rated 5.0', 'RATED\n <text:s/>This place just cool ? with good ambience and slow music and having delicious food is where you find peace. Staff very friendly and they have maintained the place so clean. The price is average for what the quantity of food they serve.\nThom yum Thai soup was best and was treat to mouth, roti was soft with that vilaythi paneer was perfect to have for veggie foodies, in rice we tried burnt garlic fried rice with vegetables and it was the perfect thing to end.'), ('Rated 4.0', "RATED\n <text:s/>Quiet a good family type of place.. too calm and usually we don't find crowd here.. panner curry and the deserts is what we had tasted.. they wer really good but we found it a little expensive"), ('Rated 2.0', "RATED\n <text:s/>I had a very bad experience here.\nI don't know about a la carte, but the buffet was the worst. They gave us complementary drink and momos before the buffet. The momos were really good.\nThe number of varieties first of all was very disappointing. The service was very slow. They refilled the food very slowly. The starters were okay. The main course also was so so. There was two gravies with roti and some rice with raitha. They had chats, sev puri and pan puri, which was average. But the desert was disappointing. They had gulab Jamun and chocolate cake. The jamun was not cooked inside. There was a cold blob of raw dough inside. The chocolate cake also was really hard and not that good.\nOverall the buffet was a bad experience for me."), ('Rated 4.0', "RATED\n <text:s/>Food: 8/10\nAmbience:8/10\nStaff:8/10\nOne of the good places to try north Indian food...but depends on ur taste buds. Not everyone will like all the items here. Specially when u r particular abt sweet and spicy food.\nThere's buffet available too.\nWe had ordered paneer uttar dakshin and paneer kurchan..was amazing. The Gobi hara pyaz and mix veg were average."), ('Rated 3.0', 'RATED\n <text:s/>A decent place for a family lunch or dinner.. well arranged in a simple manner. Food was tasty and the crew was very helpful and understanding..'), ('Rated 4.0', "RATED\n <text:s/>Great place to have a heavy lunch. Good service.\nThe chicken biryani was undoubtedly one of the best I've had. Biriyani and Lassi would be the suggested combo. Buffet is the talk of the place, so try according to your appetite. A nice place."), ('Rated 4.0', 'RATED\n <text:s/>Its the one restaurant near katriguppe that i found was really good. Good variety of Chinese and thai dishes. Service is good and good place to hangout with family as its a peaceful place where noise is really less and good view.'), ('Rated 2.0', "RATED\n <text:s/>Spice elephant soup SPL: almost manchow flavour soup.. Just above medium spicy\n\nLasooni fish tikka was awesome\n\nI don't remember the dessert name but I have attached the photo .. It had vanilla ice inside wafers... Wafer was hell hard, egg smell chewy ... Nightmare dessert !\n\nTable leg space was very bad... I was so uncomfortable, the whole time kept on adjusting my legs\n\nNo parking\n\nFor the taste felt this is too costly"), ('Rated 4.0', 'RATED\n <text:s/>Zomato gold partner at this price. It was insane. They have really nice food. small place with very courteous staff and very cheap food for this ambience. Cost of soups is 80-100. Starters from 150-250. Main course 200-300. Cost for two was 800 for us.')]</text:p>
          </table:table-cell>
          <table:table-cell office:value-type="string" calcext:value-type="string">
            <text:p>[]</text:p>
          </table:table-cell>
          <table:table-cell office:value-type="string" calcext:value-type="string">
            <text:p>Buffet</text:p>
          </table:table-cell>
          <table:table-cell office:value-type="string" calcext:value-type="string">
            <text:p>Banashankari</text:p>
          </table:table-cell>
        </table:table-row>
        <table:table-row table:style-name="ro1">
          <table:table-cell office:value-type="string" calcext:value-type="string">
            <text:p>San Churro Cafe</text:p>
          </table:table-cell>
          <table:table-cell office:value-type="string" calcext:value-type="string">
            <text:p>Yes</text:p>
          </table:table-cell>
          <table:table-cell office:value-type="string" calcext:value-type="string">
            <text:p>No</text:p>
          </table:table-cell>
          <table:table-cell office:value-type="string" calcext:value-type="string">
            <text:p>3.8/5</text:p>
          </table:table-cell>
          <table:table-cell office:value-type="float" office:value="918" calcext:value-type="float">
            <text:p>918</text:p>
          </table:table-cell>
          <table:table-cell office:value-type="string" calcext:value-type="string">
            <text:p>Banashankari</text:p>
          </table:table-cell>
          <table:table-cell office:value-type="string" calcext:value-type="string">
            <text:p>Cafe, Casual Dining</text:p>
          </table:table-cell>
          <table:table-cell office:value-type="string" calcext:value-type="string">
            <text:p>Churros, Cannelloni, Minestrone Soup, Hot Chocolate, Pink Sauce Pasta, Salsa, Veg Supreme Pizza</text:p>
          </table:table-cell>
          <table:table-cell office:value-type="string" calcext:value-type="string">
            <text:p>Cafe, Mexican, Italian</text:p>
          </table:table-cell>
          <table:table-cell office:value-type="float" office:value="800" calcext:value-type="float">
            <text:p>800</text:p>
          </table:table-cell>
          <table:table-cell office:value-type="string" calcext:value-type="string">
            <text:p>[('Rated 3.0', "RATED\n <text:s/>Ambience is not that good enough and it's not a pocket friendly cafe and the quantity is not that good and desserts are too good enough ??.."), ('Rated 3.0', "RATED\n \nWent there for a quick bite with friends.\nThe ambience had more of corporate feel. I would say it was unique.\nTried nachos, pasta churros and lasagne.\n\nNachos were pathetic.( Seriously don't order)\nPasta was okayish.\nLasagne was good.\nNutella churros were the best.\nOverall an okayish experience!\nPeace ??"), ('Rated 4.0', "RATED\n <text:s/>First of all, a big thanks to the staff of this Cafe. Very polite and courteous.\n\nI was there 15mins before their closing time. Without any discomfort or hesitation, the staff welcomed me with a warm smile and said they're still open, though they were preparing to close the cafe for the day.\n\nQuickly ordered the Thai green curry, which is served with rice. They got it for me within 10mins, hot and freshly made.\n\nIt was tasty with the taste of coconut milk. Not very spicy, it was mild spicy.\n\nI saw they had yummy looking dessert menu, should go there to try them out!\n\nA good spacious place to hang out for coffee, pastas, pizza or Thai food."), ('Rated 3.0', "RATED\n <text:s/>A place for people who love churos. Otherwise it's a normal simple cafe like any other in town . Can go and spend the evening there . The positive being it is one of the better cafes in and around Banashankari and also the place is not very crowded ."), ('Rated 3.0', 'RATED\n <text:s/>Have been visiting this place since years. The quality has gone down drastically. Food quality has become very average from good. Service is also very bad of late.'), ('Rated 1.0', 'RATED\n <text:s/>Really disappointed with the place.\n\nSeems like a old dusty store room stacked up with old sofas and chairs! The decor is soo disappointing that I cannot put it in words!\nLastly the food was cherry on the cake to make it a complete worse meal.\n\nThis place is the last option you should ever consider.'), ('Rated 3.0', 'RATED\n <text:s/>Congested atmosphere due to smoke from kitchen\nAmbience was k\nService was k .\nChuros was a new experience recommended\nNear to kims . Parking was not der'), ('Rated 1.0', "RATED\n <text:s/>Cockroaches !! I Repeat cockroaches!!Bakasura was disappointed.\nBeing in Banashankari, being a gold outlet and nesting them? who can even think of that. Thankfully it wasn't over bakasura's plate. The ambience was last cleaned a decade back i guess. A cockroach just walked over our table. As it was alive, and well moving , the bakasura couldnt take a pic of it. Then the staff had to actually take it out of our table. Such ambience ? like what are you upto?\n\nBakasura disapproves. I dont even want to talk about the food."), ('Rated 4.0', 'RATED\n <text:s/>A nice place to hangout, this place looks professional and also cute. If anyone is trying churros for the first the time, this is the place to go. Cheesecake is pretty amazing too.\nRecommended.'), ('Rated 4.0', 'RATED\n <text:s/>1) pizza mocktails shakes and churros really very good\n2) staff good\n3) ambience simple and nice good\n4) location of San churro cafe very nice\n5) over San churro cafe good....'), ('Rated 3.0', "RATED\n <text:s/>One of my favourite places that I often visit in South bangalore , but quality has been reduced than before. Little unhappy with the food this time.\nBut their churros never dissapointed me. Staff are too slow and do not respond easily.\n\nSoups:\nMinestrone soup was like vegetable stock water with vegetables in it, not happy with it.\n\nChurros :\nIt was great as usual. A must visit place if u love churros.\n\nStarters:\n1. Africano panner -\nIt was bit sweet and not happy with the dish!!\n2. Loaded nachos -\nThis happened to be their one of the best dishes, but now I take back my words. Very dissapointed with the dish.\n\nMain course:\nsicilia pizza\nPizza was too good, it's a must try dish.\n\nFinally I would recommend this place for churros and pizza .\n\nTaste : 6/10\nAmbience :7/10\nValue for money : 8/10\n\nOverall experience : 7.5/10"), ('Rated 4.0', 'RATED\n <text:s/>Visited this place long before, place come to.notice with the decoration lights outside the cafe. We ordered churos, pizza and hot chocolate, all were good just I little priced more.'), ('Rated 4.0', 'RATED\n <text:s/>Spain pictures of Churros triggered Nostalgia about it , which led to Google search for Churro places in city , lucky we to get the result as San Churro cafe , we had an delectable churros here along with hot chocolate and Nachos ! Thanks for fulfilling our thirst of Spanish Churros !\nFood : ???\nChurros ???\nHot Chocolate ?\nNachos ??\n\nService : ??\n\nAmbiance : ?\n\nCleanliness : ??\n\nOne drawback : Store had some flies, I hope they take care of them for our next tour ?'), ('Rated 3.0', 'RATED\n <text:s/>Ã\x83Ã\x83Ã\x82Ã\x82Ã\x83Ã\x82Ã\x82Ã\x93Chocolaty and churroic experienceÃ\x83Ã\x83Ã\x82Ã\x82Ã\x83Ã\x82Ã\x82Ã\x94\n\nHit chocolate and churro with chocolate dip in the picture.\n\nMy first time at this restaurant and it has delivered in service, options as well as taste.'), ('Rated 4.0', 'RATED\n <text:s/>Though very sadly the place looks in need of retouching, but the food was great! Especially when it was super cold outside and we were super hungry, the staff was nice. We ordered the pink pasta and a pizza. Both of them were pretty good. Was really tempted to try their Churros but we were stuffed. Worth a visit and try for sure!'), ('Rated 3.0', "RATED\n <text:s/>Churros, the restaurant's eponymous offering, has to be tried. They're a Mexican snack and served with chocolate sauce. Milkshakes are good too. The interior walls have murals and writings all over. Haven't tried the pizzas here but the cakes and pastries were pretty good."), ('Rated 3.0', "RATED\n <text:s/>Honestly, have only tried parcels and that too only starters and mains - never tried desserts. So this review is based on starters and mains only. The quality wasn't all that great, was pretty average."), ('Rated 4.0', "RATED\n <text:s/>Visited this place for the first time, recently. The ambience was pretty good. We ordered two 'churros for two'. Having churros for the first time ever, I was way too excited and judgmental. But swear to Lord, the churros were heavenly! The chocolate sauce was the actual chocolate sauce and not nutella xD We had taken the Cross Country Ranch pizza. It was a thin crust pizza loaded with veggies.\nThe place is famous for churros (the name suggests so). I would love to visit again to try all the other items out :')"), ('Rated 4.0', 'RATED\n <text:s/>I love the desserts more than anything here !Good place and well served !:)\nWe dint like the nachos here , it was not that good as we expected !\nExcept nachos almost all dish were quite good!'), ('Rated 2.0', "RATED\n <text:s/>2nd time I have visited this place and I am surprised to see how it has declined. Churros was hard, pizza was pathetic, loaded nachos and masala Garlic bread were topped with cheese with MAYO! Yes mayonnese.. Soup has the bread crumbs in almost melted state, mocktails were average and our only Savior was pasta and caramel pudding... This place has high potential but let down by dull ambience, pretty slow and inattentive staff. Buffet price was listed as 399 but was charged 499, We still went ahead and took the deal to be very disappointed!! Most dishes were freshly cooked hence going with some starts else would rate them lower. I did not find a single person who seemed happy with their meal as moat complained about one thing or the other. That'll be my last visit San Churros.")]</text:p>
          </table:table-cell>
          <table:table-cell office:value-type="string" calcext:value-type="string">
            <text:p>[]</text:p>
          </table:table-cell>
          <table:table-cell office:value-type="string" calcext:value-type="string">
            <text:p>Buffet</text:p>
          </table:table-cell>
          <table:table-cell office:value-type="string" calcext:value-type="string">
            <text:p>Banashankari</text:p>
          </table:table-cell>
        </table:table-row>
        <table:table-row table:style-name="ro1">
          <table:table-cell office:value-type="string" calcext:value-type="string">
            <text:p>Addhuri Udupi Bhojana</text:p>
          </table:table-cell>
          <table:table-cell table:number-columns-repeated="2" office:value-type="string" calcext:value-type="string">
            <text:p>No</text:p>
          </table:table-cell>
          <table:table-cell office:value-type="string" calcext:value-type="string">
            <text:p>3.7/5</text:p>
          </table:table-cell>
          <table:table-cell office:value-type="float" office:value="88" calcext:value-type="float">
            <text:p>88</text:p>
          </table:table-cell>
          <table:table-cell office:value-type="string" calcext:value-type="string">
            <text:p>Banashankari</text:p>
          </table:table-cell>
          <table:table-cell office:value-type="string" calcext:value-type="string">
            <text:p>Quick Bites</text:p>
          </table:table-cell>
          <table:table-cell office:value-type="string" calcext:value-type="string">
            <text:p>Masala Dosa</text:p>
          </table:table-cell>
          <table:table-cell office:value-type="string" calcext:value-type="string">
            <text:p>South Indian, North Indian</text:p>
          </table:table-cell>
          <table:table-cell office:value-type="float" office:value="300" calcext:value-type="float">
            <text:p>300</text:p>
          </table:table-cell>
          <table:table-cell office:value-type="string" calcext:value-type="string">
            <text:p>[('Rated 4.0', "RATED\n <text:s/>Great food and proper Karnataka style full meals. Been there twice and was fully satisfied.. Will give 5 stars if it's well managed............"), ('Rated 2.0', 'RATED\n <text:s/>Reached the place at 3pm on Saturday. Half of the items on the menu were over. What was annoying was is the food was cold. The taste was also very average. Only dosa and holige were good. There were very few people in the restaurant and the service was still very slow. The waiters were all standing in one corner and talking. Had to call them repeatedly.'), ('Rated 4.0', 'RATED\n <text:s/>Had been here, good food served and tasty,good place to go with freinds and family, should be first to get served well with all food. One of the good hotel there for this price.'), ('Rated 2.0', 'RATED\n <text:s/>How can a Udupi restaurant be so dirty.the floor the walls the waiters are all stained in food.Why cant they clean it? The floor even had decorative colour paper every where and lot of food.Now coming to the taste of the food- it was pretty decent for what they chargw.What upset us was the menu says they serve thambuli, two variety of rice etc but they were all over at 2.45 but they still charged us full amount.Lastly if u r ok to b seated with random people and adjust with their table manners( burrping etc) then tis place is decent for a quick veg udupi meals'), ('Rated 4.0', 'RATED\n <text:s/>Aadhuri Udupi bhojana is one of the best vegetarian hotel in and around Banashankari locality\nwere we can enjoy the authentic south Karnataka style food.'), ('Rated 5.0', 'RATED\n <text:s/>One of the best restaurants for unlimited food. Price for one full unlimited meal is ?150 and the service is awesome here. If youre a costalian you will love the food served here.'), ('Rated 4.0', "RATED\n <text:s/>Been here a couple of times. Highly satisfying on both the ocassions. Great food. Decent service. At price of 160 per person it is of a great value. The staff here serves in a traditional Mysore style dresses. The food is authentic Karnataka meals. I really liked the pineapple pickle/chutney. They serve some 4 varities of rice of which you shouldn't try all as you would already be full. Roti, Dosa were decent. In the deserts, Payasam&amp; Holige were good.\nI think it is one the must try places to try some authentic south food even if you have been to the likes of Kamath etc. this one is a little different. :)"), ('Rated 5.0', 'RATED\n <text:s/>Very good restorent good south Indian food very nice all food s are good we spent good time and food in this hotel value of money we loved it'), ('Rated 3.5', 'RATED\n <text:s/>I went to this restaurant on Sunday afternoon.It was a bit crowded.\n\nIts located in the 1st floor Above anna kuteera kathriguppe\n\nYou need to take food coupon in the ground floor itself.\nit was 160 rs.\n\nTaste wise it was good.\nService was slow.\nNothing exciting/different in the menu.\nWhatever they serve its good.\nWorth for money.'), ('Rated 5.0', 'RATED\n <text:s/>Awesome place , worth with price , quality , quantity , service , hygiene and discipline I loved it ???? wish there were more rating stars to give I give 100 on 5 for sure'), ('Rated 3.5', 'RATED\n <text:s/>Nice food, good ambiance, so many verity of food, this time i was in hurry so, next review will be detailed one. Its good to see all dishes at one place'), ('Rated 1.5', 'RATED\n <text:s/>The food was not satisfactory. Not one item served could be eaten again . Only advantage is the price but even that is not going to be enough to make me visit the place again . Dear Udupi staff people wouldnt mind if the food quality was better for a higher price and please get more fans so that people wont have to deal with another disappointment of sweating while eating.'), ('Rated 5.0', 'RATED\n <text:s/>Excellent quality and taste, more variety of authentic south Indian food. Excellent service. Highly recommended. Worth the money we pay here.'), ('Rated 2.0', "RATED\n <text:s/>I'm rating 2 only because of the large number of items they serve for the price they charge. While the taste is moderate, the biggest turn off is the poor service and totally unresponsive staff. They are either understaffed or poorly trained. I didn't get to taste a few items, thanks to their ever busy staff, and ended eating what was served. Please learn the crowd management from other peers like maiyya and roti ghar"), ('Rated 5.0', 'RATED\n <text:s/>One of my colleagues suggested this place. Went there at 1 pm and place wasnt crowded. Ambience is decent and cool. A welcome drink "appekai saru" was served. Then started..typical "baale yele uta" . Diffrerent types of palya, kosambari and sides. Then came masala dosa, pulka,pulav, veg rice bath. Masala dosa was very very tasty. Service is bit fast as people will be coming, but they will make it slow if u tell them to. Then comes rice with sambar,rasam, daal,tambali. And yes, dont forget to eat holige,payasam and icecream. Service is very nice. One best thing is all of this comes in just 160 rs and its unlimited!!! What else you want!! A must visit place for south indian foodie!'), ('Rated 3.0', "RATED\n <text:s/>Been here last week with high expectations based on few reviews. But utterly disappointed with the food quality &amp; taste. I feel it's an overhyped place! There are many better places in the vicinity for Plantain leaf meal. There was too much of waiting &amp; these staffs were too hurry in serving food &amp; asking people to finish meal &amp; leave quickly. I can understand there is a waiting and staffs should approach in a positive way. I will never go there again!\n\nbangaloreepicure.com"), ('Rated 4.0', 'RATED\n <text:s/>I have a confession, being a south Indian I distaste south Indian food(not that I hate it, I don\'t like it either).But still made up my mind on Sankaranti to have authentic south Indian food visited "Adduri Udupi Bhojana" because it was close to my place.I just had a look at the menu told myself that I can do it(I am not blessed with a tremendous appetite).welcomed with the mango soup followed by the wide variety of dishes served, I have developed the new love for Pongal(both sweet and Khara).I can still feel the taste of the ghee bursting in my mouth but it was"kai holige" that made my day, crisp and soft.not to forget food is served on a banana leaf that adds in more flavor and taste.waiters are attentive and responsive.The customer\'s needs are monitored and addressed.so much variety for just 160Rs without compromising on quantity and quality and yes it is unlimited.This visit turned out to be a surprise package.'), ('Rated 3.5', 'RATED\n <text:s/>Food is good.\nNo parking\nAmbience is average\nOverall its value for money if you looking for south Indian food.\nPreferred the tiffin items......'), ('Rated 3.0', "RATED\n <text:s/>Been here last week with high expectations based on few reviews. But utterly disappointed with the food quality &amp; taste. I feel it's an overhyped place! There are many better places in the vicinity for Plantain leaf meal. There was too much of waiting &amp; these staffs were too hurry in serving food &amp; asking people to finish meal &amp; leave quickly. I can understand there is a waiting and staffs should approach in a positive way. I will never go there again!\n\nbangaloreepicure.com"), ('Rated 4.0', 'RATED\n <text:s/>I have a confession, being a south Indian I distaste south Indian food(not that I hate it, I don\'t like it either).But still made up my mind on Sankaranti to have authentic south Indian food visited "Adduri Udupi Bhojana" because it was close to my place.I just had a look at the menu told myself that I can do it(I am not blessed with a tremendous appetite).welcomed with the mango soup followed by the wide variety of dishes served, I have developed the new love for Pongal(both sweet and Khara).I can still feel the taste of the ghee bursting in my mouth but it was"kai holige" that made my day, crisp and soft.not to forget food is served on a banana leaf that adds in more flavor and taste.waiters are attentive and responsive.The customer\'s needs are monitored and addressed.so much variety for just 160Rs without compromising on quantity and quality and yes it is unlimited.This visit turned out to be a surprise package.'), ('Rated 3.5', 'RATED\n <text:s/>Food is good.\nNo parking\nAmbience is average\nOverall its value for money if you looking for south Indian food.\nPreferred the tiffin items......'), ('Rated 3.0', "RATED\n <text:s/>Been here last week with high expectations based on few reviews. But utterly disappointed with the food quality &amp; taste. I feel it's an overhyped place! There are many better places in the vicinity for Plantain leaf meal. There was too much of waiting &amp; these staffs were too hurry in serving food &amp; asking people to finish meal &amp; leave quickly. I can understand there is a waiting and staffs should approach in a positive way. I will never go there again!\n\nbangaloreepicure.com"), ('Rated 4.0', 'RATED\n <text:s/>I have a confession, being a south Indian I distaste south Indian food(not that I hate it, I don\'t like it either).But still made up my mind on Sankaranti to have authentic south Indian food visited "Adduri Udupi Bhojana" because it was close to my place.I just had a look at the menu told myself that I can do it(I am not blessed with a tremendous appetite).welcomed with the mango soup followed by the wide variety of dishes served, I have developed the new love for Pongal(both sweet and Khara).I can still feel the taste of the ghee bursting in my mouth but it was"kai holige" that made my day, crisp and soft.not to forget food is served on a banana leaf that adds in more flavor and taste.waiters are attentive and responsive.The customer\'s needs are monitored and addressed.so much variety for just 160Rs without compromising on quantity and quality and yes it is unlimited.This visit turned out to be a surprise package.'), ('Rated 3.5', 'RATED\n <text:s/>Food is good.\nNo parking\nAmbience is average\nOverall its value for money if you looking for south Indian food.\nPreferred the tiffin items......'), ('Rated 3.0', "RATED\n <text:s/>Been here last week with high expectations based on few reviews. But utterly disappointed with the food quality &amp; taste. I feel it's an overhyped place! There are many better places in the vicinity for Plantain leaf meal. There was too much of waiting &amp; these staffs were too hurry in serving food &amp; asking people to finish meal &amp; leave quickly. I can understand there is a waiting and staffs should approach in a positive way. I will never go there again!\n\nbangaloreepicure.com"), ('Rated 4.0', 'RATED\n <text:s/>I have a confession, being a south Indian I distaste south Indian food(not that I hate it, I don\'t like it either).But still made up my mind on Sankaranti to have authentic south Indian food visited "Adduri Udupi Bhojana" because it was close to my place.I just had a look at the menu told myself that I can do it(I am not blessed with a tremendous appetite).welcomed with the mango soup followed by the wide variety of dishes served, I have developed the new love for Pongal(both sweet and Khara).I can still feel the taste of the ghee bursting in my mouth but it was"kai holige" that made my day, crisp and soft.not to forget food is served on a banana leaf that adds in more flavor and taste.waiters are attentive and responsive.The customer\'s needs are monitored and addressed.so much variety for just 160Rs without compromising on quantity and quality and yes it is unlimited.This visit turned out to be a surprise package.'), ('Rated 3.5', 'RATED\n <text:s/>Food is good.\nNo parking\nAmbience is average\nOverall its value for money if you looking for south Indian food.\nPreferred the tiffin items......'), ('Rated 3.0', "RATED\n <text:s/>Been here last week with high expectations based on few reviews. But utterly disappointed with the food quality &amp; taste. I feel it's an overhyped place! There are many better places in the vicinity for Plantain leaf meal. There was too much of waiting &amp; these staffs were too hurry in serving food &amp; asking people to finish meal &amp; leave quickly. I can understand there is a waiting and staffs should approach in a positive way. I will never go there again!\n\nbangaloreepicure.com"), ('Rated 4.0', 'RATED\n <text:s/>I have a confession, being a south Indian I distaste south Indian food(not that I hate it, I don\'t like it either).But still made up my mind on Sankaranti to have authentic south Indian food visited "Adduri Udupi Bhojana" because it was close to my place.I just had a look at the menu told myself that I can do it(I am not blessed with a tremendous appetite).welcomed with the mango soup followed by the wide variety of dishes served, I have developed the new love for Pongal(both sweet and Khara).I can still feel the taste of the ghee bursting in my mouth but it was"kai holige" that made my day, crisp and soft.not to forget food is served on a banana leaf that adds in more flavor and taste.waiters are attentive and responsive.The customer\'s needs are monitored and addressed.so much variety for just 160Rs without compromising on quantity and quality and yes it is unlimited.This visit turned out to be a surprise package.'), ('Rated 3.5', 'RATED\n <text:s/>Food is good.\nNo parking\nAmbience is average\nOverall its value for money if you looking for south Indian food.\nPreferred the tiffin items......'), ('Rated 4.0', "RATED\n <text:s/>Had been on a week night for an authentic south Indian food. I personally love being served on banyan leaf. The waiters are all dressed up in traditional Mysore attire wearing with a peta. The food was delicious and definitely worth it's price. The waiters are friendly and serve u well with a smile. The food is prepared without garlic which is a plus point attracting many senior customers."), ('Rated 3.5', "RATED\n <text:s/>Food is good and enjoyed. With 150 Rs. is very nice.\nNote: (It happen with us)\n - If you going TWO people, you may need to share the table there. Its almost crowed.\n - You have to sit where they ask, you can't choose even if all the table are empty. \nJust wait, eat and come back."), ('Rated 5.0', 'RATED\n <text:s/>Excellent Ambience with delicious meals with 10-15 variety types. Worth paying for money and you can dine out if you are with more friends/relatives in home.'), ('Rated 4.5', 'RATED\n <text:s/>Very good and Unlimited . especially masala dosa . Service and ambience was also good. will visit again with friends . very very reasonble and wholesome food'), ('Rated 3.5', 'RATED\n <text:s/>Aaaa wt to tell, Unlimited food, food was like exactly like south indian marriage food, 2 soups, sides masala dosa, all were unlimited for just ?150, except ice cream in the end ?? they give a water bottle, and main thing is have patience to get place to sit..... ??,there is no parking place of this outlet, and difficult to park in front of the restaurants,')]</text:p>
          </table:table-cell>
          <table:table-cell office:value-type="string" calcext:value-type="string">
            <text:p>[]</text:p>
          </table:table-cell>
          <table:table-cell office:value-type="string" calcext:value-type="string">
            <text:p>Buffet</text:p>
          </table:table-cell>
          <table:table-cell office:value-type="string" calcext:value-type="string">
            <text:p>Banashankari</text:p>
          </table:table-cell>
        </table:table-row>
        <table:table-row table:style-name="ro1">
          <table:table-cell office:value-type="string" calcext:value-type="string">
            <text:p>Grand Village</text:p>
          </table:table-cell>
          <table:table-cell table:number-columns-repeated="2" office:value-type="string" calcext:value-type="string">
            <text:p>No</text:p>
          </table:table-cell>
          <table:table-cell office:value-type="string" calcext:value-type="string">
            <text:p>3.8/5</text:p>
          </table:table-cell>
          <table:table-cell office:value-type="float" office:value="166" calcext:value-type="float">
            <text:p>166</text:p>
          </table:table-cell>
          <table:table-cell office:value-type="string" calcext:value-type="string">
            <text:p>Basavanagudi</text:p>
          </table:table-cell>
          <table:table-cell office:value-type="string" calcext:value-type="string">
            <text:p>Casual Dining</text:p>
          </table:table-cell>
          <table:table-cell office:value-type="string" calcext:value-type="string">
            <text:p>Panipuri, Gol Gappe</text:p>
          </table:table-cell>
          <table:table-cell office:value-type="string" calcext:value-type="string">
            <text:p>North Indian, Rajasthani</text:p>
          </table:table-cell>
          <table:table-cell office:value-type="float" office:value="600" calcext:value-type="float">
            <text:p>600</text:p>
          </table:table-cell>
          <table:table-cell office:value-type="string" calcext:value-type="string">
            <text:p>[('Rated 4.0', 'RATED\n <text:s/>Very good restaurant in neighbourhood. Buffet system is properly arranged. Variety of dishes along with garba dance and puppet show. Good spread of desserts. Live paratha / Kulcha making'), ('Rated 4.0', 'RATED\n <text:s/>Great service, overwhelming experience.\n\nOne of its kind experience. Grand village offers you some very desi food options.\n\nJaljeera, buttermilk, chat papdi, bhajiya, dosa, pav bhaji, noodles, and so many curries kulcha, roti, and garama garam Jalebies, gulab jamuns.\n\nBeautiful ambience of village. People serving with smiles and with full heart !!\n\nSo here goes my overall ratings :\nFood : 4/5\nAmbience : 3.5/5\nService : 4/5\nPocket friendly : 4/5')]</text:p>
          </table:table-cell>
          <table:table-cell office:value-type="string" calcext:value-type="string">
            <text:p>[]</text:p>
          </table:table-cell>
          <table:table-cell office:value-type="string" calcext:value-type="string">
            <text:p>Buffet</text:p>
          </table:table-cell>
          <table:table-cell office:value-type="string" calcext:value-type="string">
            <text:p>Banashankari</text:p>
          </table:table-cell>
        </table:table-row>
        <table:table-row table:style-name="ro1">
          <table:table-cell office:value-type="string" calcext:value-type="string">
            <text:p>Timepass Dinner</text:p>
          </table:table-cell>
          <table:table-cell office:value-type="string" calcext:value-type="string">
            <text:p>Yes</text:p>
          </table:table-cell>
          <table:table-cell office:value-type="string" calcext:value-type="string">
            <text:p>No</text:p>
          </table:table-cell>
          <table:table-cell office:value-type="string" calcext:value-type="string">
            <text:p>3.8/5</text:p>
          </table:table-cell>
          <table:table-cell office:value-type="float" office:value="286" calcext:value-type="float">
            <text:p>286</text:p>
          </table:table-cell>
          <table:table-cell office:value-type="string" calcext:value-type="string">
            <text:p>Basavanagudi</text:p>
          </table:table-cell>
          <table:table-cell office:value-type="string" calcext:value-type="string">
            <text:p>Casual Dining</text:p>
          </table:table-cell>
          <table:table-cell office:value-type="string" calcext:value-type="string">
            <text:p>Onion Rings, Pasta, Kadhai Paneer, Salads, Salad, Roti, Jeera Rice</text:p>
          </table:table-cell>
          <table:table-cell office:value-type="string" calcext:value-type="string">
            <text:p>North Indian</text:p>
          </table:table-cell>
          <table:table-cell office:value-type="float" office:value="600" calcext:value-type="float">
            <text:p>600</text:p>
          </table:table-cell>
          <table:table-cell office:value-type="string" calcext:value-type="string">
            <text:p>[('Rated 3.0', 'RATED\n <text:s/>Food 3/5\nAmbience 3/5\nService 3/5\n\nHad been here for family lunch. This place serves buffets too. We ordered soups, babycorn starters, butter naan, kadai panner, veg kohlapuri, pease pulav. Food was good. But the service is too slow. They will make you wait for 20 mins to get the order. This place is apt for family hangout.\n\nCheers.')]</text:p>
          </table:table-cell>
          <table:table-cell office:value-type="string" calcext:value-type="string">
            <text:p>[]</text:p>
          </table:table-cell>
          <table:table-cell office:value-type="string" calcext:value-type="string">
            <text:p>Buffet</text:p>
          </table:table-cell>
          <table:table-cell office:value-type="string" calcext:value-type="string">
            <text:p>Banashankari</text:p>
          </table:table-cell>
        </table:table-row>
        <table:table-row table:style-name="ro1">
          <table:table-cell office:value-type="string" calcext:value-type="string">
            <text:p>Rosewood International Hotel - Bar &amp; Restaurant</text:p>
          </table:table-cell>
          <table:table-cell table:number-columns-repeated="2" office:value-type="string" calcext:value-type="string">
            <text:p>No</text:p>
          </table:table-cell>
          <table:table-cell office:value-type="string" calcext:value-type="string">
            <text:p>3.6/5</text:p>
          </table:table-cell>
          <table:table-cell office:value-type="float" office:value="8" calcext:value-type="float">
            <text:p>8</text:p>
          </table:table-cell>
          <table:table-cell office:value-type="string" calcext:value-type="string">
            <text:p>Mysore Road</text:p>
          </table:table-cell>
          <table:table-cell office:value-type="string" calcext:value-type="string">
            <text:p>Casual Dining</text:p>
          </table:table-cell>
          <table:table-cell/>
          <table:table-cell office:value-type="string" calcext:value-type="string">
            <text:p>North Indian, South Indian, Andhra, Chinese</text:p>
          </table:table-cell>
          <table:table-cell office:value-type="float" office:value="800" calcext:value-type="float">
            <text:p>800</text:p>
          </table:table-cell>
          <table:table-cell office:value-type="string" calcext:value-type="string">
            <text:p>[('Rated 5.0', 'RATED\n <text:s/>Awesome food ??Great serviceFriendly staffsGood quality of food\n# Complimentary Breakfast ??\n# Honey Lemon Chicken and Chicken Manchow Soup\nPerfect place too stay alone or with family ????Will stay whenever I will go Bangalore ????'), ('Rated 5.0', 'RATED\n <text:s/>Newly Launched Bar &amp; Restaurant. Good Food quality. Like to visit again. Also like to suggest to others.\nNice Ambiance and setting. Also outdoor dining is available. Did like the Chicken grill.')]</text:p>
          </table:table-cell>
          <table:table-cell office:value-type="string" calcext:value-type="string">
            <text:p>[]</text:p>
          </table:table-cell>
          <table:table-cell office:value-type="string" calcext:value-type="string">
            <text:p>Buffet</text:p>
          </table:table-cell>
          <table:table-cell office:value-type="string" calcext:value-type="string">
            <text:p>Banashankari</text:p>
          </table:table-cell>
        </table:table-row>
        <table:table-row table:style-name="ro1">
          <table:table-cell office:value-type="string" calcext:value-type="string">
            <text:p>Onesta</text:p>
          </table:table-cell>
          <table:table-cell table:number-columns-repeated="2" office:value-type="string" calcext:value-type="string">
            <text:p>Yes</text:p>
          </table:table-cell>
          <table:table-cell office:value-type="string" calcext:value-type="string">
            <text:p>4.6/5</text:p>
          </table:table-cell>
          <table:table-cell office:value-type="float" office:value="2556" calcext:value-type="float">
            <text:p>2556</text:p>
          </table:table-cell>
          <table:table-cell office:value-type="string" calcext:value-type="string">
            <text:p>Banashankari</text:p>
          </table:table-cell>
          <table:table-cell office:value-type="string" calcext:value-type="string">
            <text:p>Casual Dining, Cafe</text:p>
          </table:table-cell>
          <table:table-cell office:value-type="string" calcext:value-type="string">
            <text:p>Farmhouse Pizza, Chocolate Banana, Virgin Mojito, Pasta, Paneer Tikka, Lime Soda, Prawn Pizza</text:p>
          </table:table-cell>
          <table:table-cell office:value-type="string" calcext:value-type="string">
            <text:p>Pizza, Cafe, Italian</text:p>
          </table:table-cell>
          <table:table-cell office:value-type="float" office:value="600" calcext:value-type="float">
            <text:p>600</text:p>
          </table:table-cell>
          <table:table-cell office:value-type="string" calcext:value-type="string">
            <text:p>[('Rated 5.0', 'RATED\n <text:s/>I personally really liked this place ! The ambience with the rooftop , plants , the music is great !\nThe starters are good and so were the pizzas.\nThe prices are pretty affordable! Must visit place !'), ('Rated 5.0', 'RATED\n <text:s/>Very good pizza... took unlimited pizza and could eat 3 pizzas easily per person... even service is very good... staff is very courteous and polite'), ('Rated 4.0', 'RATED\n <text:s/>Onward has been a favourite place for a Pizza for quite some time. Their Happy Hour Pizzas and Pizza Combos are to be relished. The pizzas are fluffy and have just the right amount of sauce and toppings to cheer you up.'), ('Rated 3.0', 'RATED\n <text:s/>Onesta serves unlimited pizza and desserts with pasta also\nThis places has multiple branches in the city and usually crowded on weekends\nService: its good and decent\nPrices : affordable\nFood: desserts and shakes are very good\nBut the pizzas are too thick base ones so until you order something very cheesy or with a generous topping cant taste it\nThe choclate banana pizza was a disappointment as was very raw'), ('Rated 4.0', 'RATED\n <text:s/>I like going back to this place. I really like the ambience and the fact that it is a rooftop makes it a cool place to hangout. Although, I keep ordering almost the same thing every time, it has always turned out to be a nice experience. This place is famous for its pizza but, I kinda like their pasta more. Also, the tiramisu shots are to die for and so is the mozzarella cheese balls with a really generous amount of cheese inside. I would surely recommend this place and I would definitely keep going back.'), ('Rated 5.0', "RATED\n <text:s/>Bakasuras Paradise!\n\nThe only place that can keep the bakasuras belly happy!\nMy 6th visit, and my 5th different onesta visit!\nFrom RR nagar, JP Nagar, Basavanagudi, Koramangala bakasura ended up at an onesta in Banashankari as well!\nEvery visit , it's the unlimited meal that I have had. But, but, but there is a change that's happening. From unlimited pizza, unlimited dessert and a beverage (mocktails and everything) to unlimited pizza, one dessert and one aerated beverage (coke/Pepsi/fanta) , I have been through all! And yet, it never disappoints!\nThe pizzas here are just fab and you can hardly eat like 4-5 pizzas in one sitting (bakasura can.. can you? Yes you can)\nComing to the staff, they are great.\nComing to the quality, it's great.\n\nTo finish!\nBe like onesta!\n\nIt's Bakasura Recommended\nFood- 10/10\nAmbience- 10/10\nStaff- 10/10\nValue for money- 25/10\n\nOnesta Love!"), ('Rated 4.0', "RATED\n <text:s/>It is like any other onesta outlet. But I find this outlet more crowded than any other outlet that I have visited so far. Food wise it's the same no much of difference. But since the place a little huge service is delayed usually."), ('Rated 5.0', 'RATED\n <text:s/>At times of a cafe bubble in Bangalore, Onesta truly stands out as one the best restaurants with great food, pocket friendly menu and excellent staff. The place often has offers providing unlimited pizzas at prices as low as Rs 150. I have been here multiple times , tasted most of the items on menu and not once have I returned unsatisfied.'), ('Rated 5.0', "RATED\n <text:s/>This is one of the biggest Onesta outlets I've visited. In the last couple of years, Onesta has made a name for itself. We did not have pizza places that have a buffet option.\n\nLike any other Onesta, the taste is right up there and the quick service. I like the thin crust pizzas here. I'd recommend you to take the buffet, ordering a la carte is not pocket friendly."), ('Rated 5.0', 'RATED\n <text:s/>This roof top outlet of OnestÃ\x83Ã\x83Ã\x82Ã\x83Ã\x83Ã\x82Ã\x82Ã\xa0 is one of the amazing places to have the best pizzas in and around Banashankari.\n\nNot only the ambience but also the cheerful yet humble service staff catalised my great experience there.\n\nMust try: chat pizza, herbed wedges\n\n#rajeshwrites'), ('Rated 4.0', 'RATED\n <text:s/>This is one of the best restaurants in banglore this is a roof top restaurant with a very good ambiance!\nThis is a peaceful place where u can seat chat with your friends with very good starters , drinks , and off course pizzas .\nThey serve these tiny little desserts which look good . Personal favourite was cheese balls and fish fingers .\nI love the service here its quick even during the offers their service is pretty fast.'), ('Rated 5.0', "RATED\n <text:s/>Food : 4/5\nService: 10/5\nSo let's get over the food and the ambience first. Restaurant is big, with high roof, give a sense of space, well lit. Food is great, not mind blowing. We took the unlimited menu, and loved the bacon pizza most. Rest of the pizza was good enough. Among the deserts, the walnut tart was superb, but i didn't like the peanut-butter mousse at all.\n\nBut, in spite of all that, the reason for the 5-star rating is the service we got. We were served by Mr.Nanda, who made us feel absolutely special. He didn't have to. We were a small party of just two people, we weren't ordering off the main menu, and the restaurant discourages tips. In spite of all that, he was extremely attentive (without being intrusive), engaging and helpful. I have been to quite some places, from roadside ones to five-star hotels, rarely have the service been so heart warmingly good. I hope he goes onto much much greater things in life, because he is absolutely brilliant at his work."), ('Rated 4.0', 'RATED\n <text:s/>Ambiance - 4/5\nService - 4/5\nFood - 4/5\n\nGreat pizza, served hot and made to order. They take note of what crusts you want for your pizza and I had the thin crust, so I could eat more, and the crust was made amazing also so was the pizza.\nThe service is really good and the place is clean also. All in all wonderful place and another great restaurant part of the franchise.'), ('Rated 4.0', 'RATED\n <text:s/>Loved the foodie experience here!!!!!! Came here for the name of the week offer and trust me I was disappointed. This whole place has such a good ambience that u l love it instantly.\nCrazy Bangalore rain and Fresh piping hot pizza and the night is sorted!\nUnlimited pizzas, a mocktail and did i just hear unlimited desserts?!\nGoodbye midweek blues!!!?\n\nI would specially mention the staff here-Chaitanya,Arup and Binita serving us, they were all so friendly and courteous, never have i had such an experience.\nWhat really makes your food enjoyable is just not the taste but how the person served you!\n\nTop notch guys!!\nComing back for more-offer or no offer ! ?'), ('Rated 5.0', 'RATED\n <text:s/>This roof top outlet of OnestÃ\x83Ã\x83Ã\x82Ã\x83Ã\x83Ã\x82Ã\x82Ã\xa0 is one of the amazing places to have the best pizzas in and around Banashankari.\n\nNot only the ambience but also the cheerful yet humble service staff catalised my great experience there.\n\nMust try: chat pizza, herbed wedges\n\n#rajeshwrites'), ('Rated 4.0', 'RATED\n <text:s/>This is one of the best restaurants in banglore this is a roof top restaurant with a very good ambiance!\nThis is a peaceful place where u can seat chat with your friends with very good starters , drinks , and off course pizzas .\nThey serve these tiny little desserts which look good . Personal favourite was cheese balls and fish fingers .\nI love the service here its quick even during the offers their service is pretty fast.'), ('Rated 5.0', "RATED\n <text:s/>Food : 4/5\nService: 10/5\nSo let's get over the food and the ambience first. Restaurant is big, with high roof, give a sense of space, well lit. Food is great, not mind blowing. We took the unlimited menu, and loved the bacon pizza most. Rest of the pizza was good enough. Among the deserts, the walnut tart was superb, but i didn't like the peanut-butter mousse at all.\n\nBut, in spite of all that, the reason for the 5-star rating is the service we got. We were served by Mr.Nanda, who made us feel absolutely special. He didn't have to. We were a small party of just two people, we weren't ordering off the main menu, and the restaurant discourages tips. In spite of all that, he was extremely attentive (without being intrusive), engaging and helpful. I have been to quite some places, from roadside ones to five-star hotels, rarely have the service been so heart warmingly good. I hope he goes onto much much greater things in life, because he is absolutely brilliant at his work."), ('Rated 4.0', 'RATED\n <text:s/>Ambiance - 4/5\nService - 4/5\nFood - 4/5\n\nGreat pizza, served hot and made to order. They take note of what crusts you want for your pizza and I had the thin crust, so I could eat more, and the crust was made amazing also so was the pizza.\nThe service is really good and the place is clean also. All in all wonderful place and another great restaurant part of the franchise.'), ('Rated 4.0', 'RATED\n <text:s/>Loved the foodie experience here!!!!!! Came here for the name of the week offer and trust me I was disappointed. This whole place has such a good ambience that u l love it instantly.\nCrazy Bangalore rain and Fresh piping hot pizza and the night is sorted!\nUnlimited pizzas, a mocktail and did i just hear unlimited desserts?!\nGoodbye midweek blues!!!?\n\nI would specially mention the staff here-Chaitanya,Arup and Binita serving us, they were all so friendly and courteous, never have i had such an experience.\nWhat really makes your food enjoyable is just not the taste but how the person served you!\n\nTop notch guys!!\nComing back for more-offer or no offer ! ?'), ('Rated 5.0', 'RATED\n <text:s/>This roof top outlet of OnestÃ\x83Ã\x83Ã\x82Ã\x83Ã\x83Ã\x82Ã\x82Ã\xa0 is one of the amazing places to have the best pizzas in and around Banashankari.\n\nNot only the ambience but also the cheerful yet humble service staff catalised my great experience there.\n\nMust try: chat pizza, herbed wedges\n\n#rajeshwrites'), ('Rated 4.0', 'RATED\n <text:s/>This is one of the best restaurants in banglore this is a roof top restaurant with a very good ambiance!\nThis is a peaceful place where u can seat chat with your friends with very good starters , drinks , and off course pizzas .\nThey serve these tiny little desserts which look good . Personal favourite was cheese balls and fish fingers .\nI love the service here its quick even during the offers their service is pretty fast.'), ('Rated 5.0', "RATED\n <text:s/>Food : 4/5\nService: 10/5\nSo let's get over the food and the ambience first. Restaurant is big, with high roof, give a sense of space, well lit. Food is great, not mind blowing. We took the unlimited menu, and loved the bacon pizza most. Rest of the pizza was good enough. Among the deserts, the walnut tart was superb, but i didn't like the peanut-butter mousse at all.\n\nBut, in spite of all that, the reason for the 5-star rating is the service we got. We were served by Mr.Nanda, who made us feel absolutely special. He didn't have to. We were a small party of just two people, we weren't ordering off the main menu, and the restaurant discourages tips. In spite of all that, he was extremely attentive (without being intrusive), engaging and helpful. I have been to quite some places, from roadside ones to five-star hotels, rarely have the service been so heart warmingly good. I hope he goes onto much much greater things in life, because he is absolutely brilliant at his work."), ('Rated 4.0', 'RATED\n <text:s/>Ambiance - 4/5\nService - 4/5\nFood - 4/5\n\nGreat pizza, served hot and made to order. They take note of what crusts you want for your pizza and I had the thin crust, so I could eat more, and the crust was made amazing also so was the pizza.\nThe service is really good and the place is clean also. All in all wonderful place and another great restaurant part of the franchise.'), ('Rated 4.0', 'RATED\n <text:s/>Loved the foodie experience here!!!!!! Came here for the name of the week offer and trust me I was disappointed. This whole place has such a good ambience that u l love it instantly.\nCrazy Bangalore rain and Fresh piping hot pizza and the night is sorted!\nUnlimited pizzas, a mocktail and did i just hear unlimited desserts?!\nGoodbye midweek blues!!!?\n\nI would specially mention the staff here-Chaitanya,Arup and Binita serving us, they were all so friendly and courteous, never have i had such an experience.\nWhat really makes your food enjoyable is just not the taste but how the person served you!\n\nTop notch guys!!\nComing back for more-offer or no offer ! ?'), ('Rated 5.0', 'RATED\n <text:s/>This roof top outlet of OnestÃ\x83Ã\x83Ã\x82Ã\x83Ã\x83Ã\x82Ã\x82Ã\xa0 is one of the amazing places to have the best pizzas in and around Banashankari.\n\nNot only the ambience but also the cheerful yet humble service staff catalised my great experience there.\n\nMust try: chat pizza, herbed wedges\n\n#rajeshwrites'), ('Rated 4.0', 'RATED\n <text:s/>This is one of the best restaurants in banglore this is a roof top restaurant with a very good ambiance!\nThis is a peaceful place where u can seat chat with your friends with very good starters , drinks , and off course pizzas .\nThey serve these tiny little desserts which look good . Personal favourite was cheese balls and fish fingers .\nI love the service here its quick even during the offers their service is pretty fast.'), ('Rated 5.0', "RATED\n <text:s/>Food : 4/5\nService: 10/5\nSo let's get over the food and the ambience first. Restaurant is big, with high roof, give a sense of space, well lit. Food is great, not mind blowing. We took the unlimited menu, and loved the bacon pizza most. Rest of the pizza was good enough. Among the deserts, the walnut tart was superb, but i didn't like the peanut-butter mousse at all.\n\nBut, in spite of all that, the reason for the 5-star rating is the service we got. We were served by Mr.Nanda, who made us feel absolutely special. He didn't have to. We were a small party of just two people, we weren't ordering off the main menu, and the restaurant discourages tips. In spite of all that, he was extremely attentive (without being intrusive), engaging and helpful. I have been to quite some places, from roadside ones to five-star hotels, rarely have the service been so heart warmingly good. I hope he goes onto much much greater things in life, because he is absolutely brilliant at his work."), ('Rated 4.0', 'RATED\n <text:s/>Ambiance - 4/5\nService - 4/5\nFood - 4/5\n\nGreat pizza, served hot and made to order. They take note of what crusts you want for your pizza and I had the thin crust, so I could eat more, and the crust was made amazing also so was the pizza.\nThe service is really good and the place is clean also. All in all wonderful place and another great restaurant part of the franchise.'), ('Rated 4.0', 'RATED\n <text:s/>Loved the foodie experience here!!!!!! Came here for the name of the week offer and trust me I was disappointed. This whole place has such a good ambience that u l love it instantly.\nCrazy Bangalore rain and Fresh piping hot pizza and the night is sorted!\nUnlimited pizzas, a mocktail and did i just hear unlimited desserts?!\nGoodbye midweek blues!!!?\n\nI would specially mention the staff here-Chaitanya,Arup and Binita serving us, they were all so friendly and courteous, never have i had such an experience.\nWhat really makes your food enjoyable is just not the taste but how the person served you!\n\nTop notch guys!!\nComing back for more-offer or no offer ! ?'), ('Rated 5.0', 'RATED\n <text:s/>This roof top outlet of OnestÃ\x83Ã\x83Ã\x82Ã\x83Ã\x83Ã\x82Ã\x82Ã\xa0 is one of the amazing places to have the best pizzas in and around Banashankari.\n\nNot only the ambience but also the cheerful yet humble service staff catalised my great experience there.\n\nMust try: chat pizza, herbed wedges\n\n#rajeshwrites'), ('Rated 4.0', 'RATED\n <text:s/>This is one of the best restaurants in banglore this is a roof top restaurant with a very good ambiance!\nThis is a peaceful place where u can seat chat with your friends with very good starters , drinks , and off course pizzas .\nThey serve these tiny little desserts which look good . Personal favourite was cheese balls and fish fingers .\nI love the service here its quick even during the offers their service is pretty fast.'), ('Rated 5.0', "RATED\n <text:s/>Food : 4/5\nService: 10/5\nSo let's get over the food and the ambience first. Restaurant is big, with high roof, give a sense of space, well lit. Food is great, not mind blowing. We took the unlimited menu, and loved the bacon pizza most. Rest of the pizza was good enough. Among the deserts, the walnut tart was superb, but i didn't like the peanut-butter mousse at all.\n\nBut, in spite of all that, the reason for the 5-star rating is the service we got. We were served by Mr.Nanda, who made us feel absolutely special. He didn't have to. We were a small party of just two people, we weren't ordering off the main menu, and the restaurant discourages tips. In spite of all that, he was extremely attentive (without being intrusive), engaging and helpful. I have been to quite some places, from roadside ones to five-star hotels, rarely have the service been so heart warmingly good. I hope he goes onto much much greater things in life, because he is absolutely brilliant at his work."), ('Rated 4.0', 'RATED\n <text:s/>Ambiance - 4/5\nService - 4/5\nFood - 4/5\n\nGreat pizza, served hot and made to order. They take note of what crusts you want for your pizza and I had the thin crust, so I could eat more, and the crust was made amazing also so was the pizza.\nThe service is really good and the place is clean also. All in all wonderful place and another great restaurant part of the franchise.'), ('Rated 4.0', 'RATED\n <text:s/>Loved the foodie experience here!!!!!! Came here for the name of the week offer and trust me I was disappointed. This whole place has such a good ambience that u l love it instantly.\nCrazy Bangalore rain and Fresh piping hot pizza and the night is sorted!\nUnlimited pizzas, a mocktail and did i just hear unlimited desserts?!\nGoodbye midweek blues!!!?\n\nI would specially mention the staff here-Chaitanya,Arup and Binita serving us, they were all so friendly and courteous, never have i had such an experience.\nWhat really makes your food enjoyable is just not the taste but how the person served you!\n\nTop notch guys!!\nComing back for more-offer or no offer ! ?'), ('Rated 5.0', 'RATED\n <text:s/>This roof top outlet of OnestÃ\x83Ã\x83Ã\x82Ã\x83Ã\x83Ã\x82Ã\x82Ã\xa0 is one of the amazing places to have the best pizzas in and around Banashankari.\n\nNot only the ambience but also the cheerful yet humble service staff catalised my great experience there.\n\nMust try: chat pizza, herbed wedges\n\n#rajeshwrites'), ('Rated 4.0', 'RATED\n <text:s/>This is one of the best restaurants in banglore this is a roof top restaurant with a very good ambiance!\nThis is a peaceful place where u can seat chat with your friends with very good starters , drinks , and off course pizzas .\nThey serve these tiny little desserts which look good . Personal favourite was cheese balls and fish fingers .\nI love the service here its quick even during the offers their service is pretty fast.'), ('Rated 5.0', "RATED\n <text:s/>Food : 4/5\nService: 10/5\nSo let's get over the food and the ambience first. Restaurant is big, with high roof, give a sense of space, well lit. Food is great, not mind blowing. We took the unlimited menu, and loved the bacon pizza most. Rest of the pizza was good enough. Among the deserts, the walnut tart was superb, but i didn't like the peanut-butter mousse at all.\n\nBut, in spite of all that, the reason for the 5-star rating is the service we got. We were served by Mr.Nanda, who made us feel absolutely special. He didn't have to. We were a small party of just two people, we weren't ordering off the main menu, and the restaurant discourages tips. In spite of all that, he was extremely attentive (without being intrusive), engaging and helpful. I have been to quite some places, from roadside ones to five-star hotels, rarely have the service been so heart warmingly good. I hope he goes onto much much greater things in life, because he is absolutely brilliant at his work."), ('Rated 4.0', 'RATED\n <text:s/>Ambiance - 4/5\nService - 4/5\nFood - 4/5\n\nGreat pizza, served hot and made to order. They take note of what crusts you want for your pizza and I had the thin crust, so I could eat more, and the crust was made amazing also so was the pizza.\nThe service is really good and the place is clean also. All in all wonderful place and another great restaurant part of the franchise.'), ('Rated 4.0', 'RATED\n <text:s/>Loved the foodie experience here!!!!!! Came here for the name of the week offer and trust me I was disappointed. This whole place has such a good ambience that u l love it instantly.\nCrazy Bangalore rain and Fresh piping hot pizza and the night is sorted!\nUnlimited pizzas, a mocktail and did i just hear unlimited desserts?!\nGoodbye midweek blues!!!?\n\nI would specially mention the staff here-Chaitanya,Arup and Binita serving us, they were all so friendly and courteous, never have i had such an experience.\nWhat really makes your food enjoyable is just not the taste but how the person served you!\n\nTop notch guys!!\nComing back for more-offer or no offer ! ?'), ('Rated 5.0', 'RATED\n <text:s/>The best buffet with unbelievably awesome service, a great ambience and the best food.\nThe desserts and drinks are up to the mark too and its reasonably priced too.'), ('Rated 4.0', 'RATED\n <text:s/>Food quality 4.5/5\nHospitality 4/5\nManagement response 4.5/5\nCleanliness 4.5/5\n\nOrdered\n1) Assorted Bruschetta - It included Tomato Delight, Herbed Mushroom and Broccoli and cheese Bruschetta.\n\n2) Mexican Veg Delight pizza - It was topped with some Bell peppers, onion and some Cherry Tomato.\n\n3) Farmhouse Special- Topped with Baby corn, Bell pepper and mushroom\n\n4)Virgin Mojitos - Mint, Lime and sprit were main ingredients.\n5) Kiwi &amp; Basil Fizz - Kiwi syrup, Basil leaves and sprit.\n\n6)Caramel Walnut Tart\n7) Chilli chocolate tart\n8) Baked Cherry Cheesecake\n9)Penne Al Pesto'), ('Rated 4.0', 'RATED\n <text:s/>Taste of the food is good and the ambience as well. They need to reduce the price or increase the quality and quantity. There need to be also more options or items of food. They have maintained a very hygiene food and kitchen which is very appreciative.'), ('Rated 5.0', 'RATED\n <text:s/>Visited last Saturday with my kids ,\nIt was superb crowd .very good ser\nvice and food ...kids loved the pasta ,pizzas and drinks ...\nKeep it continue onesta team ...'), ('Rated 3.0', 'RATED\n <text:s/>I love onesta always and their unlimited offers. I had a really good experience in JP nagar but this outlet slightly disappointed me. You guys took a lot of time for our orders and food was okayish too. Hope you guys work on that.'), ('Rated 3.0', "RATED\n <text:s/>This outlet of onesta is on the rooftop. It's has a nice chill ambience. Though the size of the pizzas are kinda small the ones with cream taste good. They ran out of desserts by 9pm which was pretty disappointing. The service was okay but can be improved.")]</text:p>
          </table:table-cell>
          <table:table-cell office:value-type="string" calcext:value-type="string">
            <text:p>[]</text:p>
          </table:table-cell>
          <table:table-cell office:value-type="string" calcext:value-type="string">
            <text:p>Cafes</text:p>
          </table:table-cell>
          <table:table-cell office:value-type="string" calcext:value-type="string">
            <text:p>Banashankari</text:p>
          </table:table-cell>
        </table:table-row>
        <table:table-row table:style-name="ro1">
          <table:table-cell office:value-type="string" calcext:value-type="string">
            <text:p>Penthouse Cafe</text:p>
          </table:table-cell>
          <table:table-cell office:value-type="string" calcext:value-type="string">
            <text:p>Yes</text:p>
          </table:table-cell>
          <table:table-cell office:value-type="string" calcext:value-type="string">
            <text:p>No</text:p>
          </table:table-cell>
          <table:table-cell office:value-type="string" calcext:value-type="string">
            <text:p>4.0/5</text:p>
          </table:table-cell>
          <table:table-cell office:value-type="float" office:value="324" calcext:value-type="float">
            <text:p>324</text:p>
          </table:table-cell>
          <table:table-cell office:value-type="string" calcext:value-type="string">
            <text:p>Banashankari</text:p>
          </table:table-cell>
          <table:table-cell office:value-type="string" calcext:value-type="string">
            <text:p>Cafe</text:p>
          </table:table-cell>
          <table:table-cell office:value-type="string" calcext:value-type="string">
            <text:p>Pizza, Mocktails, Coffee, Nachos, Salad, Pasta, Sandwiches</text:p>
          </table:table-cell>
          <table:table-cell office:value-type="string" calcext:value-type="string">
            <text:p>Cafe, Italian, Continental</text:p>
          </table:table-cell>
          <table:table-cell office:value-type="float" office:value="700" calcext:value-type="float">
            <text:p>700</text:p>
          </table:table-cell>
          <table:table-cell office:value-type="string" calcext:value-type="string">
            <text:p>[('Rated 3.0', "RATED\n <text:s/>I had been to this place with one of my friends, it's a very small place but decent. And nice place to hangout.\nFood-3.5/5\nAmbience-4/5\nValue for money 3.5/5"), ('Rated 4.0', "RATED\n <text:s/>Small, cosy, covered rooftop place provides just the right menu for quick bites as well as main course.\n\nThe view is pretty in the evenings due to glass walls. The ambience is good for a small gathering and hang out. Not exactly the kind of place for fine dining.\n\nIt doesn't seem to be like a popular hang out. It is hard to even know if a cafe is existing there.\n\nHaving Zomato gold membership works out well. It was due to that we identified the place and went till there to utilise the benefit. Thank you Zomato for the Gold :-) !!\n\nWe tried Veg Steak, pasta, pizza and sizzler.\nThey provide thin crust pizza. All the dishes were good and we enjoyed the food.\n\nGiving 4 because the service was slower than expected. It could improve.\n\nAll in all its a quiet place and food price is slightly on the higher side considering the ambience and quantity but it's worth it since it tastes good. One could give it a try."), ('Rated 4.0', "RATED\n <text:s/>Small cozy rooftop cafe with a wide spread menu. Not the place for a huge gang. Service is as expected. Dishes to try are the range of pizza's. Go to items like burgers and mocktails are also well prepared. For a small place it has more than the required items on the menu. So overall a pleasant experience."), ('Rated 4.0', 'RATED\n <text:s/>Went out to try their burgers and they were pretty good. The ambience was that of a rustic pub and the people are nice. The service is pretty slow.\nFood - 3.5/5\nAmbience - 4/5\nService - 3.5/5'), ('Rated 3.0', 'RATED\n <text:s/>A small roof top cafe on the main road.\nWent around 1pm and we were the only people but later came some 7 to 8 people in another 30 minutes.\nOrdered 2 chicken burgers,which was really good.\nService is great.\nAmbience is cool and fruit beer is alos available here.'), ('Rated 2.0', "RATED\n <text:s/>Penthouse Cafe is located in Banashankari. It's on the 4th floor and is right opposite to Cafe Coffee Day on the main road. First, the place seems really shady. The entrance is weird and you feel better only after ending up on the 4th floor.\nThe place is really tiny and seems good. Only thing that seemed nice about the place. We had the Nachos, cheese and salsa. The mayo along with this was so runny and milky. The cheese was only on the top layer and the below ones didn't have any. Next up, my friend and I tried the pink sauce pasta. The pasta was overcooked. The sauce wasn't creamy at all. It lacked in taste. It had garlic bread along with it and it tasted decently. But highly disappointed with this place. I took my friend to this place, with a lot of expectations and we were disappointed!"), ('Rated 4.0', "RATED\n <text:s/>Situated in upper floor this cafe wasn't much known to me if I wouldn't find it in zomato. It was bit early when we entered hence there were hardly 2-4 ppl in the cafe. A small call place it was with light music. We had ordered veg pasta, BBQ chicken wings, Peri Peri pizza. All tasted good. Pasta could be better. Service was good."), ('Rated 5.0', 'RATED\n <text:s/>Best place to have food and a very friendly staffed cafe... Price is very reasonable and the drinks are really really amazing .... No comments of this cafe as everything was very good...they also have a smoking zone....'), ('Rated 1.0', 'RATED\n <text:s/>Disappointing! A friend of mine had told me its a below average cafe, but I did not believe it looking at the ratings. Visited myself today and he was right. Masala tea was not even brewed and was made out of tea bags which was priced at 120 Rs. Left it after two sips.\n\nPesto Garlic bread was average but was priced at 200 Rs! Virgin mojito tasted like it was just sweet sugar syrup with a hint of lime.\n\nOverall not worth the price being charged for the quality of food. Not sure about their other food items as i did not even wanted to venture further when the tea arrived.'), ('Rated 4.0', 'RATED\n <text:s/>3.5 would be the actual rating but would not like to discourage hence 4. There are much better options available surrounded. The place again a rooftop convert to a restaurant, small well done interiors for its type and nice lighting and good view from top during evening... Tried sizzler and rice both were average nothing much to say but okay as an alternative, price not match for what we get...'), ('Rated 4.0', "RATED\n <text:s/>A casual and not very expensive dining place in Banashanki which is not very hard to locate.\nIt is a rooftop cafe in the fourth floor giving it a amazing view.\n\nWe ordered the Nachos Cheese Salsa, BBQ Chicken Grilled Burger and the 'must try' Jalapeno Cottage Cheese Burger.\n\nThe Nachos were good and I loved the sauce they gave it with.\nThe burgers where really sloppy but super filling in which the BBQ Chicken Grilled Burger was good, quite similar to any other BBQ burgers.\nBut the 'must try' Jalapeno Cottage Cheese Burger is something I wouldn't recommend.\n\nOverall they have a great ambiance and an okayish food.\n\nPeace."), ('Rated 4.0', "RATED\n <text:s/>Easily located. The cafe is on the last floor of the building with cute ambience. Me and my friends went here for some evening coffee and chit chats. It's perfect for catching up friends over a coffee.\n\nWe ordered Hot chocolate and Mocha Latte. Mocha Latte was good, had a perfect blend of chocolate and coffee. Hot chocolate on the other than was decent nothing extraordinary.\n\nStaff was friendly and courteous.\n\nWould visit to try more."), ('Rated 1.0', 'RATED\n <text:s/>If possible I would give even less. The pizza is horrible as they serve it on pre-cooked pizza bread. Makes the pizza super chewy. The worst of all was the main that we ordered. They gave us raw chicken and when complied about it they just cooked the same chicken again making it over cooked and super chewy. Would not recommend it to anyone.'), ('Rated 4.0', 'RATED\n <text:s/>3.5 would be the actual rating but would not like to discourage hence 4. There are much better options available surrounded. The place again a rooftop convert to a restaurant, small well done interiors for its type and nice lighting and good view from top during evening... Tried sizzler and rice both were average nothing much to say but okay as an alternative, price not match for what we get...'), ('Rated 4.0', "RATED\n <text:s/>A casual and not very expensive dining place in Banashanki which is not very hard to locate.\nIt is a rooftop cafe in the fourth floor giving it a amazing view.\n\nWe ordered the Nachos Cheese Salsa, BBQ Chicken Grilled Burger and the 'must try' Jalapeno Cottage Cheese Burger.\n\nThe Nachos were good and I loved the sauce they gave it with.\nThe burgers where really sloppy but super filling in which the BBQ Chicken Grilled Burger was good, quite similar to any other BBQ burgers.\nBut the 'must try' Jalapeno Cottage Cheese Burger is something I wouldn't recommend.\n\nOverall they have a great ambiance and an okayish food.\n\nPeace."), ('Rated 4.0', "RATED\n <text:s/>Easily located. The cafe is on the last floor of the building with cute ambience. Me and my friends went here for some evening coffee and chit chats. It's perfect for catching up friends over a coffee.\n\nWe ordered Hot chocolate and Mocha Latte. Mocha Latte was good, had a perfect blend of chocolate and coffee. Hot chocolate on the other than was decent nothing extraordinary.\n\nStaff was friendly and courteous.\n\nWould visit to try more."), ('Rated 1.0', 'RATED\n <text:s/>If possible I would give even less. The pizza is horrible as they serve it on pre-cooked pizza bread. Makes the pizza super chewy. The worst of all was the main that we ordered. They gave us raw chicken and when complied about it they just cooked the same chicken again making it over cooked and super chewy. Would not recommend it to anyone.'), ('Rated 4.0', 'RATED\n <text:s/>3.5 would be the actual rating but would not like to discourage hence 4. There are much better options available surrounded. The place again a rooftop convert to a restaurant, small well done interiors for its type and nice lighting and good view from top during evening... Tried sizzler and rice both were average nothing much to say but okay as an alternative, price not match for what we get...'), ('Rated 4.0', "RATED\n <text:s/>A casual and not very expensive dining place in Banashanki which is not very hard to locate.\nIt is a rooftop cafe in the fourth floor giving it a amazing view.\n\nWe ordered the Nachos Cheese Salsa, BBQ Chicken Grilled Burger and the 'must try' Jalapeno Cottage Cheese Burger.\n\nThe Nachos were good and I loved the sauce they gave it with.\nThe burgers where really sloppy but super filling in which the BBQ Chicken Grilled Burger was good, quite similar to any other BBQ burgers.\nBut the 'must try' Jalapeno Cottage Cheese Burger is something I wouldn't recommend.\n\nOverall they have a great ambiance and an okayish food.\n\nPeace."), ('Rated 4.0', "RATED\n <text:s/>Easily located. The cafe is on the last floor of the building with cute ambience. Me and my friends went here for some evening coffee and chit chats. It's perfect for catching up friends over a coffee.\n\nWe ordered Hot chocolate and Mocha Latte. Mocha Latte was good, had a perfect blend of chocolate and coffee. Hot chocolate on the other than was decent nothing extraordinary.\n\nStaff was friendly and courteous.\n\nWould visit to try more."), ('Rated 1.0', 'RATED\n <text:s/>If possible I would give even less. The pizza is horrible as they serve it on pre-cooked pizza bread. Makes the pizza super chewy. The worst of all was the main that we ordered. They gave us raw chicken and when complied about it they just cooked the same chicken again making it over cooked and super chewy. Would not recommend it to anyone.'), ('Rated 4.0', 'RATED\n <text:s/>3.5 would be the actual rating but would not like to discourage hence 4. There are much better options available surrounded. The place again a rooftop convert to a restaurant, small well done interiors for its type and nice lighting and good view from top during evening... Tried sizzler and rice both were average nothing much to say but okay as an alternative, price not match for what we get...'), ('Rated 4.0', "RATED\n <text:s/>A casual and not very expensive dining place in Banashanki which is not very hard to locate.\nIt is a rooftop cafe in the fourth floor giving it a amazing view.\n\nWe ordered the Nachos Cheese Salsa, BBQ Chicken Grilled Burger and the 'must try' Jalapeno Cottage Cheese Burger.\n\nThe Nachos were good and I loved the sauce they gave it with.\nThe burgers where really sloppy but super filling in which the BBQ Chicken Grilled Burger was good, quite similar to any other BBQ burgers.\nBut the 'must try' Jalapeno Cottage Cheese Burger is something I wouldn't recommend.\n\nOverall they have a great ambiance and an okayish food.\n\nPeace."), ('Rated 4.0', "RATED\n <text:s/>Easily located. The cafe is on the last floor of the building with cute ambience. Me and my friends went here for some evening coffee and chit chats. It's perfect for catching up friends over a coffee.\n\nWe ordered Hot chocolate and Mocha Latte. Mocha Latte was good, had a perfect blend of chocolate and coffee. Hot chocolate on the other than was decent nothing extraordinary.\n\nStaff was friendly and courteous.\n\nWould visit to try more."), ('Rated 1.0', 'RATED\n <text:s/>If possible I would give even less. The pizza is horrible as they serve it on pre-cooked pizza bread. Makes the pizza super chewy. The worst of all was the main that we ordered. They gave us raw chicken and when complied about it they just cooked the same chicken again making it over cooked and super chewy. Would not recommend it to anyone.'), ('Rated 4.0', 'RATED\n <text:s/>3.5 would be the actual rating but would not like to discourage hence 4. There are much better options available surrounded. The place again a rooftop convert to a restaurant, small well done interiors for its type and nice lighting and good view from top during evening... Tried sizzler and rice both were average nothing much to say but okay as an alternative, price not match for what we get...'), ('Rated 4.0', "RATED\n <text:s/>A casual and not very expensive dining place in Banashanki which is not very hard to locate.\nIt is a rooftop cafe in the fourth floor giving it a amazing view.\n\nWe ordered the Nachos Cheese Salsa, BBQ Chicken Grilled Burger and the 'must try' Jalapeno Cottage Cheese Burger.\n\nThe Nachos were good and I loved the sauce they gave it with.\nThe burgers where really sloppy but super filling in which the BBQ Chicken Grilled Burger was good, quite similar to any other BBQ burgers.\nBut the 'must try' Jalapeno Cottage Cheese Burger is something I wouldn't recommend.\n\nOverall they have a great ambiance and an okayish food.\n\nPeace."), ('Rated 4.0', "RATED\n <text:s/>Easily located. The cafe is on the last floor of the building with cute ambience. Me and my friends went here for some evening coffee and chit chats. It's perfect for catching up friends over a coffee.\n\nWe ordered Hot chocolate and Mocha Latte. Mocha Latte was good, had a perfect blend of chocolate and coffee. Hot chocolate on the other than was decent nothing extraordinary.\n\nStaff was friendly and courteous.\n\nWould visit to try more."), ('Rated 1.0', 'RATED\n <text:s/>If possible I would give even less. The pizza is horrible as they serve it on pre-cooked pizza bread. Makes the pizza super chewy. The worst of all was the main that we ordered. They gave us raw chicken and when complied about it they just cooked the same chicken again making it over cooked and super chewy. Would not recommend it to anyone.'), ('Rated 4.0', 'RATED\n <text:s/>3.5 would be the actual rating but would not like to discourage hence 4. There are much better options available surrounded. The place again a rooftop convert to a restaurant, small well done interiors for its type and nice lighting and good view from top during evening... Tried sizzler and rice both were average nothing much to say but okay as an alternative, price not match for what we get...'), ('Rated 4.0', "RATED\n <text:s/>A casual and not very expensive dining place in Banashanki which is not very hard to locate.\nIt is a rooftop cafe in the fourth floor giving it a amazing view.\n\nWe ordered the Nachos Cheese Salsa, BBQ Chicken Grilled Burger and the 'must try' Jalapeno Cottage Cheese Burger.\n\nThe Nachos were good and I loved the sauce they gave it with.\nThe burgers where really sloppy but super filling in which the BBQ Chicken Grilled Burger was good, quite similar to any other BBQ burgers.\nBut the 'must try' Jalapeno Cottage Cheese Burger is something I wouldn't recommend.\n\nOverall they have a great ambiance and an okayish food.\n\nPeace."), ('Rated 4.0', "RATED\n <text:s/>Easily located. The cafe is on the last floor of the building with cute ambience. Me and my friends went here for some evening coffee and chit chats. It's perfect for catching up friends over a coffee.\n\nWe ordered Hot chocolate and Mocha Latte. Mocha Latte was good, had a perfect blend of chocolate and coffee. Hot chocolate on the other than was decent nothing extraordinary.\n\nStaff was friendly and courteous.\n\nWould visit to try more."), ('Rated 1.0', 'RATED\n <text:s/>If possible I would give even less. The pizza is horrible as they serve it on pre-cooked pizza bread. Makes the pizza super chewy. The worst of all was the main that we ordered. They gave us raw chicken and when complied about it they just cooked the same chicken again making it over cooked and super chewy. Would not recommend it to anyone.'), ('Rated 4.0', 'RATED\n <text:s/>A nice, tiny and cozy place. Amazing food, especially the thin crust pizza, affordable menu and good staff makes the overall experience memorable. A good place for occasional chit chats.'), ('Rated 4.0', "RATED\n <text:s/>One of the best cafe to try pizza in!\nThough ambience isn't really that great...food compensates for it!\nService is 1/5 ....they take minimum of 20 mins to serve a dish.\nPocket friendly menu."), ('Rated 4.0', "RATED\n <text:s/>This is a rooftop cafe with a great view and ambience. I loved the pizzas here. You must absolutely try their Nutella shake I loved it. Their hot chocolate wasn't strong enough.\nI ordered a That paneer lover pizza. It was amazing. It had a thin crust and all flavors were well balanced. I also ordered a Chicago lover pizza. This pizza too was simply amazing. I think pizzas are safe but at this place. Also their vegetable sizzler is brilliant!!! The pesto pizza is average. They also serve brilliant chovolate shake!"), ('Rated 4.0', 'RATED\n <text:s/>Good ambience. Good food. Good music but repetative. Great service. Amazing staff. This place is worth a second visit. Sandwiches and pizzas are good.'), ('Rated 4.0', 'RATED\n <text:s/>A nice, tiny and cozy place. Amazing food, especially the thin crust pizza, affordable menu and good staff makes the overall experience memorable. A good place for occasional chit chats.'), ('Rated 4.0', "RATED\n <text:s/>One of the best cafe to try pizza in!\nThough ambience isn't really that great...food compensates for it!\nService is 1/5 ....they take minimum of 20 mins to serve a dish.\nPocket friendly menu."), ('Rated 4.0', "RATED\n <text:s/>This is a rooftop cafe with a great view and ambience. I loved the pizzas here. You must absolutely try their Nutella shake I loved it. Their hot chocolate wasn't strong enough.\nI ordered a That paneer lover pizza. It was amazing. It had a thin crust and all flavors were well balanced. I also ordered a Chicago lover pizza. This pizza too was simply amazing. I think pizzas are safe but at this place. Also their vegetable sizzler is brilliant!!! The pesto pizza is average. They also serve brilliant chovolate shake!"), ('Rated 4.0', 'RATED\n <text:s/>Good ambience. Good food. Good music but repetative. Great service. Amazing staff. This place is worth a second visit. Sandwiches and pizzas are good.'), ('Rated 4.0', 'RATED\n <text:s/>A nice, tiny and cozy place. Amazing food, especially the thin crust pizza, affordable menu and good staff makes the overall experience memorable. A good place for occasional chit chats.'), ('Rated 4.0', "RATED\n <text:s/>One of the best cafe to try pizza in!\nThough ambience isn't really that great...food compensates for it!\nService is 1/5 ....they take minimum of 20 mins to serve a dish.\nPocket friendly menu."), ('Rated 4.0', "RATED\n <text:s/>This is a rooftop cafe with a great view and ambience. I loved the pizzas here. You must absolutely try their Nutella shake I loved it. Their hot chocolate wasn't strong enough.\nI ordered a That paneer lover pizza. It was amazing. It had a thin crust and all flavors were well balanced. I also ordered a Chicago lover pizza. This pizza too was simply amazing. I think pizzas are safe but at this place. Also their vegetable sizzler is brilliant!!! The pesto pizza is average. They also serve brilliant chovolate shake!"), ('Rated 4.0', 'RATED\n <text:s/>Good ambience. Good food. Good music but repetative. Great service. Amazing staff. This place is worth a second visit. Sandwiches and pizzas are good.'), ('Rated 4.0', 'RATED\n <text:s/>A nice, tiny and cozy place. Amazing food, especially the thin crust pizza, affordable menu and good staff makes the overall experience memorable. A good place for occasional chit chats.'), ('Rated 4.0', "RATED\n <text:s/>One of the best cafe to try pizza in!\nThough ambience isn't really that great...food compensates for it!\nService is 1/5 ....they take minimum of 20 mins to serve a dish.\nPocket friendly menu."), ('Rated 4.0', "RATED\n <text:s/>This is a rooftop cafe with a great view and ambience. I loved the pizzas here. You must absolutely try their Nutella shake I loved it. Their hot chocolate wasn't strong enough.\nI ordered a That paneer lover pizza. It was amazing. It had a thin crust and all flavors were well balanced. I also ordered a Chicago lover pizza. This pizza too was simply amazing. I think pizzas are safe but at this place. Also their vegetable sizzler is brilliant!!! The pesto pizza is average. They also serve brilliant chovolate shake!"), ('Rated 4.0', 'RATED\n <text:s/>Good ambience. Good food. Good music but repetative. Great service. Amazing staff. This place is worth a second visit. Sandwiches and pizzas are good.'), ('Rated 4.0', 'RATED\n <text:s/>A nice, tiny and cozy place. Amazing food, especially the thin crust pizza, affordable menu and good staff makes the overall experience memorable. A good place for occasional chit chats.'), ('Rated 4.0', "RATED\n <text:s/>One of the best cafe to try pizza in!\nThough ambience isn't really that great...food compensates for it!\nService is 1/5 ....they take minimum of 20 mins to serve a dish.\nPocket friendly menu."), ('Rated 4.0', "RATED\n <text:s/>This is a rooftop cafe with a great view and ambience. I loved the pizzas here. You must absolutely try their Nutella shake I loved it. Their hot chocolate wasn't strong enough.\nI ordered a That paneer lover pizza. It was amazing. It had a thin crust and all flavors were well balanced. I also ordered a Chicago lover pizza. This pizza too was simply amazing. I think pizzas are safe but at this place. Also their vegetable sizzler is brilliant!!! The pesto pizza is average. They also serve brilliant chovolate shake!"), ('Rated 4.0', 'RATED\n <text:s/>Good ambience. Good food. Good music but repetative. Great service. Amazing staff. This place is worth a second visit. Sandwiches and pizzas are good.'), ('Rated 3.0', 'RATED\n <text:s/>Visited this place, as we were really hungry... We ordered a pasta and a pizza...both were quite average I dint like it that much, they need a little bit of improvement... Service was pretty okay it is rooftop cafe , a small place with a average decor!!\nService - 3.5/5\nFood - 3/5\nAmbience - 3/5\nWould I visit this place again - No'), ('Rated 3.0', "RATED\n <text:s/>Amazing view, simple and nice arrangement and a good quality of food is all that I want to say.Visited here on a Sunday evening and found place to be silent and nice, I do not see much a crew then the order placement and the service was slow. Ordered for a veg nacho's and devil's eye (egg), they almost took 30 more mins to serve these two. they have no beverages on that particular day to serve.Nacho's was tasty enough to visit again nd devils eye wasn't bad either.Tips: Service should be quick"), ('Rated 3.0', 'RATED\n <text:s/>Very good chocolate flavored ice cream sizzler! Nacho pizza was good.\nThings here are a bit pricey. They can improve on their Ambience as the place looks a bit claustrophobic and it requires a good amount of ventilation inside, things tend to get smokey due to the sizzlers. Salt to injuries, service was sluggish as they took too long to prepare the dishes though there only a few in the cafe. I hope they get good experience out of this and improve in future.\nTaste 3.5/5\nHygiene 3.5/5\nPrice 3/5\nAmbience 2/5\nServing size 3/5\nService 3/5'), ('Rated 4.0', 'RATED\n <text:s/>Amazing cafe,\nTop floor, no outdoor seating.\nFood is delicious, though the quantity is okayish.\nI ordered 6 dishes.\nCheese balls are yum.\nPink pasta is okay okay.\nGarlic bread is delicious too.\nFrench fries was bad.\nNachos Pizza was okayish.\nOverall, a nice place to give a try.'), ('Rated 1.0', 'RATED\n <text:s/>Located opposite to wildcraft store..this place is on the 4th floor.\nThe ambience is not good..feels very congested.\nWell for starters, we had nachos cheese salsa which was okay. We ordered some garlic bread with cheese. A complete disappointment as it just had some processed cheese and the bread was dipped in ghee.\nWe ordered some chicken Alfredo hoping it would be better but to our disappointment, it turned out worse than the garlic bread. The Kentucky killing pizza was the worst dish ever made. Hot chocolate was quite good. Lychee punch was okay. Rest was horrible. This place does not even have a proper place for hand wash.\nFood-1/5\nService and staff-2/5\nAmbience-1/5\nHope they really improve.'), ('Rated 3.0', 'RATED\n <text:s/>Visited this place, as we were really hungry... We ordered a pasta and a pizza...both were quite average I dint like it that much, they need a little bit of improvement... Service was pretty okay it is rooftop cafe , a small place with a average decor!!\nService - 3.5/5\nFood - 3/5\nAmbience - 3/5\nWould I visit this place again - No'), ('Rated 3.0', "RATED\n <text:s/>Amazing view, simple and nice arrangement and a good quality of food is all that I want to say.Visited here on a Sunday evening and found place to be silent and nice, I do not see much a crew then the order placement and the service was slow. Ordered for a veg nacho's and devil's eye (egg), they almost took 30 more mins to serve these two. they have no beverages on that particular day to serve.Nacho's was tasty enough to visit again nd devils eye wasn't bad either.Tips: Service should be quick"), ('Rated 3.0', 'RATED\n <text:s/>Very good chocolate flavored ice cream sizzler! Nacho pizza was good.\nThings here are a bit pricey. They can improve on their Ambience as the place looks a bit claustrophobic and it requires a good amount of ventilation inside, things tend to get smokey due to the sizzlers. Salt to injuries, service was sluggish as they took too long to prepare the dishes though there only a few in the cafe. I hope they get good experience out of this and improve in future.\nTaste 3.5/5\nHygiene 3.5/5\nPrice 3/5\nAmbience 2/5\nServing size 3/5\nService 3/5'), ('Rated 4.0', 'RATED\n <text:s/>Amazing cafe,\nTop floor, no outdoor seating.\nFood is delicious, though the quantity is okayish.\nI ordered 6 dishes.\nCheese balls are yum.\nPink pasta is okay okay.\nGarlic bread is delicious too.\nFrench fries was bad.\nNachos Pizza was okayish.\nOverall, a nice place to give a try.'), ('Rated 1.0', 'RATED\n <text:s/>Located opposite to wildcraft store..this place is on the 4th floor.\nThe ambience is not good..feels very congested.\nWell for starters, we had nachos cheese salsa which was okay. We ordered some garlic bread with cheese. A complete disappointment as it just had some processed cheese and the bread was dipped in ghee.\nWe ordered some chicken Alfredo hoping it would be better but to our disappointment, it turned out worse than the garlic bread. The Kentucky killing pizza was the worst dish ever made. Hot chocolate was quite good. Lychee punch was okay. Rest was horrible. This place does not even have a proper place for hand wash.\nFood-1/5\nService and staff-2/5\nAmbience-1/5\nHope they really improve.'), ('Rated 3.0', 'RATED\n <text:s/>Visited this place, as we were really hungry... We ordered a pasta and a pizza...both were quite average I dint like it that much, they need a little bit of improvement... Service was pretty okay it is rooftop cafe , a small place with a average decor!!\nService - 3.5/5\nFood - 3/5\nAmbience - 3/5\nWould I visit this place again - No'), ('Rated 3.0', "RATED\n <text:s/>Amazing view, simple and nice arrangement and a good quality of food is all that I want to say.Visited here on a Sunday evening and found place to be silent and nice, I do not see much a crew then the order placement and the service was slow. Ordered for a veg nacho's and devil's eye (egg), they almost took 30 more mins to serve these two. they have no beverages on that particular day to serve.Nacho's was tasty enough to visit again nd devils eye wasn't bad either.Tips: Service should be quick"), ('Rated 3.0', 'RATED\n <text:s/>Very good chocolate flavored ice cream sizzler! Nacho pizza was good.\nThings here are a bit pricey. They can improve on their Ambience as the place looks a bit claustrophobic and it requires a good amount of ventilation inside, things tend to get smokey due to the sizzlers. Salt to injuries, service was sluggish as they took too long to prepare the dishes though there only a few in the cafe. I hope they get good experience out of this and improve in future.\nTaste 3.5/5\nHygiene 3.5/5\nPrice 3/5\nAmbience 2/5\nServing size 3/5\nService 3/5'), ('Rated 4.0', 'RATED\n <text:s/>Amazing cafe,\nTop floor, no outdoor seating.\nFood is delicious, though the quantity is okayish.\nI ordered 6 dishes.\nCheese balls are yum.\nPink pasta is okay okay.\nGarlic bread is delicious too.\nFrench fries was bad.\nNachos Pizza was okayish.\nOverall, a nice place to give a try.'), ('Rated 1.0', 'RATED\n <text:s/>Located opposite to wildcraft store..this place is on the 4th floor.\nThe ambience is not good..feels very congested.\nWell for starters, we had nachos cheese salsa which was okay. We ordered some garlic bread with cheese. A complete disappointment as it just had some processed cheese and the bread was dipped in ghee.\nWe ordered some chicken Alfredo hoping it would be better but to our disappointment, it turned out worse than the garlic bread. The Kentucky killing pizza was the worst dish ever made. Hot chocolate was quite good. Lychee punch was okay. Rest was horrible. This place does not even have a proper place for hand wash.\nFood-1/5\nService and staff-2/5\nAmbience-1/5\nHope they really improve.'), ('Rated 3.0', 'RATED\n <text:s/>Visited this place, as we were really hungry... We ordered a pasta and a pizza...both were quite average I dint like it that much, they need a little bit of improvement... Service was pretty okay it is rooftop cafe , a small place with a average decor!!\nService - 3.5/5\nFood - 3/5\nAmbience - 3/5\nWould I visit this place again - No'), ('Rated 3.0', "RATED\n <text:s/>Amazing view, simple and nice arrangement and a good quality of food is all that I want to say.Visited here on a Sunday evening and found place to be silent and nice, I do not see much a crew then the order placement and the service was slow. Ordered for a veg nacho's and devil's eye (egg), they almost took 30 more mins to serve these two. they have no beverages on that particular day to serve.Nacho's was tasty enough to visit again nd devils eye wasn't bad either.Tips: Service should be quick"), ('Rated 3.0', 'RATED\n <text:s/>Very good chocolate flavored ice cream sizzler! Nacho pizza was good.\nThings here are a bit pricey. They can improve on their Ambience as the place looks a bit claustrophobic and it requires a good amount of ventilation inside, things tend to get smokey due to the sizzlers. Salt to injuries, service was sluggish as they took too long to prepare the dishes though there only a few in the cafe. I hope they get good experience out of this and improve in future.\nTaste 3.5/5\nHygiene 3.5/5\nPrice 3/5\nAmbience 2/5\nServing size 3/5\nService 3/5'), ('Rated 4.0', 'RATED\n <text:s/>Amazing cafe,\nTop floor, no outdoor seating.\nFood is delicious, though the quantity is okayish.\nI ordered 6 dishes.\nCheese balls are yum.\nPink pasta is okay okay.\nGarlic bread is delicious too.\nFrench fries was bad.\nNachos Pizza was okayish.\nOverall, a nice place to give a try.'), ('Rated 1.0', 'RATED\n <text:s/>Located opposite to wildcraft store..this place is on the 4th floor.\nThe ambience is not good..feels very congested.\nWell for starters, we had nachos cheese salsa which was okay. We ordered some garlic bread with cheese. A complete disappointment as it just had some processed cheese and the bread was dipped in ghee.\nWe ordered some chicken Alfredo hoping it would be better but to our disappointment, it turned out worse than the garlic bread. The Kentucky killing pizza was the worst dish ever made. Hot chocolate was quite good. Lychee punch was okay. Rest was horrible. This place does not even have a proper place for hand wash.\nFood-1/5\nService and staff-2/5\nAmbience-1/5\nHope they really improve.'), ('Rated 3.0', 'RATED\n <text:s/>Visited this place, as we were really hungry... We ordered a pasta and a pizza...both were quite average I dint like it that much, they need a little bit of improvement... Service was pretty okay it is rooftop cafe , a small place with a average decor!!\nService - 3.5/5\nFood - 3/5\nAmbience - 3/5\nWould I visit this place again - No'), ('Rated 3.0', "RATED\n <text:s/>Amazing view, simple and nice arrangement and a good quality of food is all that I want to say.Visited here on a Sunday evening and found place to be silent and nice, I do not see much a crew then the order placement and the service was slow. Ordered for a veg nacho's and devil's eye (egg), they almost took 30 more mins to serve these two. they have no beverages on that particular day to serve.Nacho's was tasty enough to visit again nd devils eye wasn't bad either.Tips: Service should be quick"), ('Rated 3.0', 'RATED\n <text:s/>Very good chocolate flavored ice cream sizzler! Nacho pizza was good.\nThings here are a bit pricey. They can improve on their Ambience as the place looks a bit claustrophobic and it requires a good amount of ventilation inside, things tend to get smokey due to the sizzlers. Salt to injuries, service was sluggish as they took too long to prepare the dishes though there only a few in the cafe. I hope they get good experience out of this and improve in future.\nTaste 3.5/5\nHygiene 3.5/5\nPrice 3/5\nAmbience 2/5\nServing size 3/5\nService 3/5'), ('Rated 4.0', 'RATED\n <text:s/>Amazing cafe,\nTop floor, no outdoor seating.\nFood is delicious, though the quantity is okayish.\nI ordered 6 dishes.\nCheese balls are yum.\nPink pasta is okay okay.\nGarlic bread is delicious too.\nFrench fries was bad.\nNachos Pizza was okayish.\nOverall, a nice place to give a try.'), ('Rated 1.0', 'RATED\n <text:s/>Located opposite to wildcraft store..this place is on the 4th floor.\nThe ambience is not good..feels very congested.\nWell for starters, we had nachos cheese salsa which was okay. We ordered some garlic bread with cheese. A complete disappointment as it just had some processed cheese and the bread was dipped in ghee.\nWe ordered some chicken Alfredo hoping it would be better but to our disappointment, it turned out worse than the garlic bread. The Kentucky killing pizza was the worst dish ever made. Hot chocolate was quite good. Lychee punch was okay. Rest was horrible. This place does not even have a proper place for hand wash.\nFood-1/5\nService and staff-2/5\nAmbience-1/5\nHope they really improve.'), ('Rated 3.0', "RATED\n <text:s/>Service is little slow and food is fine. You won't be disappointed much , parking facility I could not locate. Staff can be little more local speaking , it was little difficult to converse. Overall not a bad experience.")]</text:p>
          </table:table-cell>
          <table:table-cell office:value-type="string" calcext:value-type="string">
            <text:p>[]</text:p>
          </table:table-cell>
          <table:table-cell office:value-type="string" calcext:value-type="string">
            <text:p>Cafes</text:p>
          </table:table-cell>
          <table:table-cell office:value-type="string" calcext:value-type="string">
            <text:p>Banashankari</text:p>
          </table:table-cell>
        </table:table-row>
        <table:table-row table:style-name="ro1">
          <table:table-cell office:value-type="string" calcext:value-type="string">
            <text:p>Smacznego</text:p>
          </table:table-cell>
          <table:table-cell office:value-type="string" calcext:value-type="string">
            <text:p>Yes</text:p>
          </table:table-cell>
          <table:table-cell office:value-type="string" calcext:value-type="string">
            <text:p>No</text:p>
          </table:table-cell>
          <table:table-cell office:value-type="string" calcext:value-type="string">
            <text:p>4.2/5</text:p>
          </table:table-cell>
          <table:table-cell office:value-type="float" office:value="504" calcext:value-type="float">
            <text:p>504</text:p>
          </table:table-cell>
          <table:table-cell office:value-type="string" calcext:value-type="string">
            <text:p>Banashankari</text:p>
          </table:table-cell>
          <table:table-cell office:value-type="string" calcext:value-type="string">
            <text:p>Cafe</text:p>
          </table:table-cell>
          <table:table-cell office:value-type="string" calcext:value-type="string">
            <text:p>Waffles, Pasta, Coleslaw Sandwich, Choco Waffle, Tacos, Momos, Cheese Nachos</text:p>
          </table:table-cell>
          <table:table-cell office:value-type="string" calcext:value-type="string">
            <text:p>Cafe, Mexican, Italian, Momos, Beverages</text:p>
          </table:table-cell>
          <table:table-cell office:value-type="float" office:value="550" calcext:value-type="float">
            <text:p>550</text:p>
          </table:table-cell>
          <table:table-cell office:value-type="string" calcext:value-type="string">
            <text:p>[('Rated 4.0', "RATED\n <text:s/>Easy to locate\nVFM 3.5/5\nTaste 5/5\nYummy cheesyyy fries ?\nDelicious pasta\nThey're a must try ??\nLoaded nachos and green fries are average!!"), ('Rated 4.0', 'RATED\n <text:s/>A tuck shop in Banashankari, slightly off the crowded Banashankari bda complex. The menu is interesting....and I had no complaints on the food as well. While there is no wow factor in the dishes or the ingredients.... for sure no disappointment when tasted too. Since it is in the concept of fast food, they served in foil box.... unfortunately along with plastic spoon. May be they need to immediately change to a wooden spoon. We tried loaded fries and white sauce pasta...both were good. Will be a good adda for college kids.'), ('Rated 5.0', 'RATED\n <text:s/>Been here multiple times. First visited a year back. Their cheesy loaded nachos were really good. Their waffles, although takes a lot of time to make, do taste quite yummy. Even their white sauce pasta is nice. And the prices are definitely worth the taste. Service is pretty good too. Love visiting this place!'), ('Rated 5.0', 'RATED\n <text:s/>Being in banashankari, this has to be one of your must visit joints.\n\nRemember being in college and having all my gossip sessions here.\n\nResonably priced, friendly on the pocket this is the local hangout spot.\n\nComing to the food they have amazing varieties of fries, nachos and pasta.\n\nThe owner and the staff is really sweet too and ice creams are amazing?\n\nMust try their bubble tea!'), ('Rated 4.0', 'RATED\n <text:s/>Our always go to place when in and around Banashankari. I have been visiting this place since the past 2.5 to 3 yrs. Over the period of time the quantity and quality has a slight dip. The management is as friendly as always but i suggest them to revisit on the quality of the food. Else it is a nice place to go to for a quick snack grab when hungry.'), ('Rated 4.0', 'RATED\n <text:s/>Yummy saucy fries!! Loved every bit of it , and worth the price , al the items on the menu were cheap and the quantity wasnt bad.. loved their mix of sauces ?\n\nAnd I also tried ordering from this shop online , and they reached on time and was packed very well, I ordered mixed cream pasta it was really good.'), ('Rated 4.0', 'RATED\n <text:s/>Value for money everything they offer is amazing. The fries are especially delicious and make for the perfect snack. Been here a lot and tried almost everything they have to offer definitely worth it.'), ('Rated 3.0', "RATED\n <text:s/>It's a busy eatery in Banashankari, and draws the young in droves. I tried the green fries and the spicy fries and liked the quality &amp; quantity.")]</text:p>
          </table:table-cell>
          <table:table-cell office:value-type="string" calcext:value-type="string">
            <text:p>[]</text:p>
          </table:table-cell>
          <table:table-cell office:value-type="string" calcext:value-type="string">
            <text:p>Cafes</text:p>
          </table:table-cell>
          <table:table-cell office:value-type="string" calcext:value-type="string">
            <text:p>Banashankari</text:p>
          </table:table-cell>
        </table:table-row>
        <table:table-row table:style-name="ro1">
          <table:table-cell office:value-type="string" calcext:value-type="string">
            <text:p>Down The Alley</text:p>
          </table:table-cell>
          <table:table-cell office:value-type="string" calcext:value-type="string">
            <text:p>Yes</text:p>
          </table:table-cell>
          <table:table-cell office:value-type="string" calcext:value-type="string">
            <text:p>No</text:p>
          </table:table-cell>
          <table:table-cell office:value-type="string" calcext:value-type="string">
            <text:p>4.1/5</text:p>
          </table:table-cell>
          <table:table-cell office:value-type="float" office:value="402" calcext:value-type="float">
            <text:p>402</text:p>
          </table:table-cell>
          <table:table-cell office:value-type="string" calcext:value-type="string">
            <text:p>Banashankari</text:p>
          </table:table-cell>
          <table:table-cell office:value-type="string" calcext:value-type="string">
            <text:p>Cafe</text:p>
          </table:table-cell>
          <table:table-cell office:value-type="string" calcext:value-type="string">
            <text:p>Waffles, Pasta, Crispy Chicken, Honey Chilli Chicken, Sandwich, Coffee, Crepe</text:p>
          </table:table-cell>
          <table:table-cell office:value-type="string" calcext:value-type="string">
            <text:p>Cafe</text:p>
          </table:table-cell>
          <table:table-cell office:value-type="float" office:value="500" calcext:value-type="float">
            <text:p>500</text:p>
          </table:table-cell>
          <table:table-cell office:value-type="string" calcext:value-type="string">
            <text:p>[('Rated 4.0', 'RATED\n <text:s/>We ended up here on a Saturday afternoon after an hectic day\nThe food was too good\nThe ambience is okay\nBut usually its crowded with the college students around\nFood 4.5/5\nAmbience 4/5'), ('Rated 4.0', 'RATED\n <text:s/>The food was amazing but they might need to work on the pizza and the crepes. The lighting is a little bit on the dimmer side, but the ambience is quite good because of the comic theme.'), ('Rated 5.0', 'RATED\n <text:s/>Best waffles?? I am coming here from past 1 year! Good place to chill with friends! Good ambience, good food,!! Must visit place if youre in and around Banashankari'), ('Rated 4.0', 'RATED\n <text:s/>Food 4/5\nAmbience 3.5/5\nStaffs and service 4/5\nCost 4/5\n\nComic theme ambience with good food and service. Very calm and composed with lively environment ! Overall a very good place to hangout .... Loved it ?'), ('Rated 4.0', 'RATED\n <text:s/>Cafe which is very near to my home did outreach my expectations. I did like the ambience and service in this cafe. Ordered Mango and Almond Smoothies with Potato Wedges, Pesto Veg Pasta. It was just lip smacking. Again, the next evening i took my wife to the same place and had Alfredo Veg Pasta, Chilly Baby Corn, French Fries, Black currant and Lychee Smoothees and turn out to be good. I recommend this place for my friends in my neighborhood!'), ('Rated 3.0', "RATED\n <text:s/>This cute comic book themed cafe is one of the closest hangout places for college students. It is fun if you go with a group of friends. The food is kinda good but not that great. Pasta Alfredo has too much cheese which kinda starts making you sick of it. I don't know if that should be considered a good point or a bad one xD Also, I wish they gave garlic bread with pasta and not the regular one :( Pizza is okayish, pasta arrabiata is good. This place is famous for Chilli cheese Maggi and blue lagoon. They are super tasty but kinda overpriced. Sandwiches, waffles and nuggets are also pretty good.\nThe place is really pretty, a good hangout place but nahhh, I wouldn't suggest you to go there if your sole purpose is to have good food."), ('Rated 3.0', 'RATED\n <text:s/>A good place to sit with a bunch of friends and hangout.. food tastes good and the service is also quick.\nBut a boring place if u go with a just 1 or 2 people.\nUsually not crowded, and this place can be easily located while passing by.')]</text:p>
          </table:table-cell>
          <table:table-cell office:value-type="string" calcext:value-type="string">
            <text:p>[]</text:p>
          </table:table-cell>
          <table:table-cell office:value-type="string" calcext:value-type="string">
            <text:p>Cafes</text:p>
          </table:table-cell>
          <table:table-cell office:value-type="string" calcext:value-type="string">
            <text:p>Banashankari</text:p>
          </table:table-cell>
        </table:table-row>
        <table:table-row table:style-name="ro1">
          <table:table-cell office:value-type="string" calcext:value-type="string">
            <text:p>Cafe Shuffle</text:p>
          </table:table-cell>
          <table:table-cell table:number-columns-repeated="2" office:value-type="string" calcext:value-type="string">
            <text:p>Yes</text:p>
          </table:table-cell>
          <table:table-cell office:value-type="string" calcext:value-type="string">
            <text:p>4.2/5</text:p>
          </table:table-cell>
          <table:table-cell office:value-type="float" office:value="150" calcext:value-type="float">
            <text:p>150</text:p>
          </table:table-cell>
          <table:table-cell office:value-type="string" calcext:value-type="string">
            <text:p>Banashankari</text:p>
          </table:table-cell>
          <table:table-cell office:value-type="string" calcext:value-type="string">
            <text:p>Cafe</text:p>
          </table:table-cell>
          <table:table-cell office:value-type="string" calcext:value-type="string">
            <text:p>Mocktails, Peri Fries, Lasagne, Pizza, Chicken Bbq Wings, Virgin Mojito, Nachos</text:p>
          </table:table-cell>
          <table:table-cell office:value-type="string" calcext:value-type="string">
            <text:p>Cafe, Italian, Continental</text:p>
          </table:table-cell>
          <table:table-cell office:value-type="float" office:value="600" calcext:value-type="float">
            <text:p>600</text:p>
          </table:table-cell>
          <table:table-cell office:value-type="string" calcext:value-type="string">
            <text:p>[('Rated 1.0', "RATED\n \n\nHorrible. Not even kidding. We ordered BBQ chicken wings and chef's special pizza. They gave undercooked chicken wings and the sauce on it was not even BBQ sauce. It was some local sauce with little spices in it. Pizza hardly had toppings on it. Staffs were so irresponsible. We had to tell them to give us the plates and cups after waiting for so long time . Also food delivery is so late. You order it now, you get it literally half an hour late."), ('Rated 4.0', "RATED\n <text:s/>While this place is more common for hookah, most of the food menu is good as well. We tried the JalapeÃ\x83Ã\x83Ã\x82Ã\x83Ã\x83Ã\x82Ã\x82ÃÂ±o cheese balls, Veg Lasagne, chicken tikka pizza, fish fingers. The pizza and lasagne were good, other dishes were pretty average. It's a pocket friendly place with nice ambience and loud music. The service is good too. Overall, nice place for hanging out with friends."), ('Rated 4.0', "RATED\n <text:s/>Ordered in from the cafe so can't say much about the ambience.. the food however was good. Loved the chicken lasagna which was spicy and flavourful. Had also ordered fish fingers but found those only okay. It lacked the fishy flavor and tasted like normal fried chicken fingers. Will probably visit here soon to be able to give a better detailed review. Would give it a 3.5 but the restaurant gets the benefit of a 4 because of the 5 point scale.."), ('Rated 5.0', 'RATED\n <text:s/>This place is nice...i love the Ambience...the manager is a sweet person...he saw to it that we were well treated...we ordered hookah with ice base and the manager gave their special flavour which was good...we then ordered mushroom Manchurian which was amazing... ntg could match the taste of it...the crowd was also great... I would surely go to this place again..\nAmbience-5/5\nHookah-5/5\nService-5/5\nFood-5/5'), ('Rated 4.0', "RATED\n <text:s/>It's a new place hence the interiors are not that interesting but still a good place to hangout !! The food is a lil costly but then tastes good.."), ('Rated 4.0', 'RATED\n <text:s/>This place is located in the prime area of Banashankari just opp to BDA complex on the 3rd floor . The place is good and the ambiance looks very nice..place was started recently and the menu seems to be very defined and really good . I tried few starters in baby corn and my friends tried few in non vegetarian . What I liked the most is the milkshakes , which was really thick and snicker milkshake especially was really good . I loved it..one must try it here..the presentation was really good..the only thing is as they serve hookah , they do not open the ventilators and sometimes it will be suffocated . But other than that , food , beverages everything is really good . Must try..\n\nPlease do watch our videos on our YouTube channel Tummy On Fire , like , share and subscribe .\nPlease do follow our page Tummy On Fire on Facebook , Instagram and Twitter .\n\nThank you'), ('Rated 5.0', 'RATED\n <text:s/>Visited this cafe with a bunch of friends on an evening.\n\nThe place is located next to the Banashankari BDA Complex and is easily locatable.\nIt has an amazing ambiance and very well ventilated tables.\nThe view opens up to the BDA complex with the trees allowing the cool breeze to flow into the cafe area. With some of the best tracks playing in the background.\n\nThe food was excellent being served at very reasonable prices. \nThe place Also serves hookah, The hookahs are very nice with the staff being very courteous to the customers making sure they are comfortable. \nOverall a great place to hang out with your buddies.'), ('Rated 4.0', "RATED\n <text:s/>It's a new place hence the interiors are not that interesting but still a good place to hangout !! The food is a lil costly but then tastes good.."), ('Rated 4.0', 'RATED\n <text:s/>This place is located in the prime area of Banashankari just opp to BDA complex on the 3rd floor . The place is good and the ambiance looks very nice..place was started recently and the menu seems to be very defined and really good . I tried few starters in baby corn and my friends tried few in non vegetarian . What I liked the most is the milkshakes , which was really thick and snicker milkshake especially was really good . I loved it..one must try it here..the presentation was really good..the only thing is as they serve hookah , they do not open the ventilators and sometimes it will be suffocated . But other than that , food , beverages everything is really good . Must try..\n\nPlease do watch our videos on our YouTube channel Tummy On Fire , like , share and subscribe .\nPlease do follow our page Tummy On Fire on Facebook , Instagram and Twitter .\n\nThank you'), ('Rated 5.0', 'RATED\n <text:s/>Visited this cafe with a bunch of friends on an evening.\n\nThe place is located next to the Banashankari BDA Complex and is easily locatable.\nIt has an amazing ambiance and very well ventilated tables.\nThe view opens up to the BDA complex with the trees allowing the cool breeze to flow into the cafe area. With some of the best tracks playing in the background.\n\nThe food was excellent being served at very reasonable prices. \nThe place Also serves hookah, The hookahs are very nice with the staff being very courteous to the customers making sure they are comfortable. \nOverall a great place to hang out with your buddies.')]</text:p>
          </table:table-cell>
          <table:table-cell office:value-type="string" calcext:value-type="string">
            <text:p>[]</text:p>
          </table:table-cell>
          <table:table-cell office:value-type="string" calcext:value-type="string">
            <text:p>Cafes</text:p>
          </table:table-cell>
          <table:table-cell office:value-type="string" calcext:value-type="string">
            <text:p>Banashankari</text:p>
          </table:table-cell>
        </table:table-row>
        <table:table-row table:style-name="ro1">
          <table:table-cell office:value-type="string" calcext:value-type="string">
            <text:p>The Coffee Shack</text:p>
          </table:table-cell>
          <table:table-cell table:number-columns-repeated="2" office:value-type="string" calcext:value-type="string">
            <text:p>Yes</text:p>
          </table:table-cell>
          <table:table-cell office:value-type="string" calcext:value-type="string">
            <text:p>4.2/5</text:p>
          </table:table-cell>
          <table:table-cell office:value-type="float" office:value="164" calcext:value-type="float">
            <text:p>164</text:p>
          </table:table-cell>
          <table:table-cell office:value-type="string" calcext:value-type="string">
            <text:p>Banashankari</text:p>
          </table:table-cell>
          <table:table-cell office:value-type="string" calcext:value-type="string">
            <text:p>Cafe</text:p>
          </table:table-cell>
          <table:table-cell office:value-type="string" calcext:value-type="string">
            <text:p>Coffee, Spaghetti, Pancakes, Nachos, Pasta, Sandwich, Garlic Bread</text:p>
          </table:table-cell>
          <table:table-cell office:value-type="string" calcext:value-type="string">
            <text:p>Cafe, Chinese, Continental, Italian</text:p>
          </table:table-cell>
          <table:table-cell office:value-type="float" office:value="500" calcext:value-type="float">
            <text:p>500</text:p>
          </table:table-cell>
          <table:table-cell office:value-type="string" calcext:value-type="string">
            <text:p>[('Rated 4.0', "RATED\n <text:s/>Food - 4/5\nAmbience - 3.5/5\nService - 3/5\n\nEasily the best cafe in the neighborhood and possibly the only one not including the CCD's that you find at the end of every road.\nAppears to be a popular place for smokers to chill at, as the smoking area looks very quaint and comfortable.\nI would recommend their pancakes with chocolate syrup and ice cream which I've enjoyed everytime I've been there."), ('Rated 4.0', "RATED\n <text:s/>The Coffee Shack is one of the lesser known, but cozy places in BSK 3rd Stage. It's located just a few hundred meters from PESIT on Outer Ring Road.\n\n? Standout Features of The Coffee Shack:\n\n??Nice ambience\n??Not too crowded\n??Good pricing\n\nThe food is quite good and service is very good. Since it's not too crowded, this is a good place to catch up with friends for a long conversation.\n\nI've been here on multiple occasions and haven't been disappointed any time. Some dishes need to - of course improve, for example the Nachos which are served with cheesy sauce all over - making it completely soggy.\n\nStar Factor:\nAmbience: ????\nService: ????1/2\nFood: ???1/2\nQuality: ???1/2\nPresentation: ????"), ('Rated 2.0', 'RATED\n <text:s/>Though the presentation of the place and food looked good, nothing that i ordered tasted good here. For starters, though the name says Coffee Shack, there is hardly any coffee options. The masala tea was machine brewed, the hot chocolate tasted like watery bournvita milk amd the garlic bread was very salty.\n\nThe management has to put in extra efforts to deliver good food.'), ('Rated 4.0', 'RATED\n <text:s/>Cozy place with good varieties. Been for a weekend brunch. Thoroughly enjoyed all the dishes. Masala Maggie, scrambled eggs, pasta all were up to the mark. Quite highly priced though.'), ('Rated 5.0', 'RATED\n <text:s/>The food was amazing, the chicken barbecue literally gave me a foodgasm, the nachos were also good, the chicken and spaghetti was yummy.\nThe desserts might need a little bit more attention especially their choco fantasy brownie(it was a bit overpriced) but otherwise it was a memorable experience.'), ('Rated 4.0', 'RATED\n <text:s/>I had read good reviews about this place, so we decided to try it out yesterday.\n\nMy order-\n1. JalapeÃ\x83Ã\x83Ã\x82Ã\x83Ã\x83Ã\x82Ã\x82ÃÂ±o cheese balls-\nYummmyyyyy. And good quantity for 2 people too.\nVery good cheese filling on the inside and crispyness on the outside.\nA must-try starter.\n\n2. Veg Alfredo Pasta-\nThe sauce smelled incredible, and the pasta tasted even better. Everything was cooked to perfection, with right amount of cheese and vegetables.\nMy favorite dish of my order.\n\n3. Virgin Mojito-\nRefreshing drink.\n\n4. Smokey Chicken Burger-\nIt tasted good, but not great. The patty couldve had little less meat. Id rate it 7/10.\n\nOverall, the place had ample seating area, and courteous staff.\nI had a great time here, and Id recommend it to all. ??'), ('Rated 3.0', "RATED\n <text:s/>Cozy and comfy place located in hoskerehalli near banashankari 2nd stage. Easily identifiable as it is located in the busy main road.\n\nFood:\n1)veg paneer pizza which is of thin crust. Tasted very dry and wasn't hot.\n2)twistato was tasteful. Where two pieces are served in a plate with tomato and mayo sauce.\n3)virgin mojito was refreshing in the end.\n\nService:\nWas quiet quick and staff people were friendly.\n\nAmbience: Outdoor seating available with plants around you. But it seemed to be like a smoking zone.\nWhen you enter inside,it's quiet spacious with many seatings and books around you with all photos on the walls related to food.\nThere is one more section if you go inside,where screening is available."), ('Rated 4.0', "RATED\n <text:s/>It's one of the few good Cafe's in Banshakari.\nIf you wanna just chill and play some board game with your friends,this is literally your go to place?\nThe food is amazing too(savoury crepes are must try)\nComing to the ambience,it has really good interiors and very very calm place to study too!\nThe staff is very friendly and the service is good"), ('Rated 4.0', 'RATED\n <text:s/>Nice place for coffee and just chilling out with friends. The price is justified for the quantity and quality of food. We tried Caramel latte, naughty choco jar and nutella banana shake.'), ('Rated 4.0', 'RATED\n <text:s/>Visited this place on a Friday evening...very relaxing ambience for both smokers and non-smokers with various board games. Had ordered corn cheese balls, garlic bread ,green apple juice ,spinach corn savory crepes, french ratatouille with rice. All the food delivered were hot and yummy. You can take one corner in restaurant and enjoy food with uno..ludo ..chess .. snake ladder. Overall a weekend well started .'), ('Rated 4.0', 'RATED\n <text:s/>Nice place for coffee and just chilling out with friends. The price is justified for the quantity and quality of food. We tried Caramel latte, naughty choco jar and nutella banana shake.'), ('Rated 4.0', 'RATED\n <text:s/>Visited this place on a Friday evening...very relaxing ambience for both smokers and non-smokers with various board games. Had ordered corn cheese balls, garlic bread ,green apple juice ,spinach corn savory crepes, french ratatouille with rice. All the food delivered were hot and yummy. You can take one corner in restaurant and enjoy food with uno..ludo ..chess .. snake ladder. Overall a weekend well started .'), ('Rated 4.0', "RATED\n <text:s/>A cosy walk in into a enjoyable time with amazing food. It's on the main road and is not difficult to spot.\nThey don't delay in serving except for first 10 minutes then u get food all at a shot (uncool, Caz we asked them to serve our later) but we forgot everything once our buds touched the feast.\nThe really cheesy fries, Aribiatta pasta, and the sandwich, were AAmazingg. The food here is not disappointing, n you find good variety.\nNot over priced either, since it's a new opening.\nThey have a separate area for smoking, normal dining and an air conditioned room, choice is yours.\nPeaceful for business talks or studies.\nFood - 4.5/5\nAmbience - 4/5\nPrice - 4.5/5\nService - 3.5/5\nRecommended for any meal, peaceful and in budget food.")]</text:p>
          </table:table-cell>
          <table:table-cell office:value-type="string" calcext:value-type="string">
            <text:p>[]</text:p>
          </table:table-cell>
          <table:table-cell office:value-type="string" calcext:value-type="string">
            <text:p>Cafes</text:p>
          </table:table-cell>
          <table:table-cell office:value-type="string" calcext:value-type="string">
            <text:p>Banashankari</text:p>
          </table:table-cell>
        </table:table-row>
        <table:table-row table:style-name="ro1">
          <table:table-cell office:value-type="string" calcext:value-type="string">
            <text:p>Caf-Eleven</text:p>
          </table:table-cell>
          <table:table-cell table:number-columns-repeated="2" office:value-type="string" calcext:value-type="string">
            <text:p>No</text:p>
          </table:table-cell>
          <table:table-cell office:value-type="string" calcext:value-type="string">
            <text:p>4.0/5</text:p>
          </table:table-cell>
          <table:table-cell office:value-type="float" office:value="424" calcext:value-type="float">
            <text:p>424</text:p>
          </table:table-cell>
          <table:table-cell office:value-type="string" calcext:value-type="string">
            <text:p>Banashankari</text:p>
          </table:table-cell>
          <table:table-cell office:value-type="string" calcext:value-type="string">
            <text:p>Cafe</text:p>
          </table:table-cell>
          <table:table-cell office:value-type="string" calcext:value-type="string">
            <text:p>Sandwich, Omelette, Ice Tea, Virgin Mojito, Hot Chocolate, Pasta Arrabiata, Hazelnut Cappuccino</text:p>
          </table:table-cell>
          <table:table-cell office:value-type="string" calcext:value-type="string">
            <text:p>Cafe, Continental</text:p>
          </table:table-cell>
          <table:table-cell office:value-type="float" office:value="450" calcext:value-type="float">
            <text:p>450</text:p>
          </table:table-cell>
          <table:table-cell office:value-type="string" calcext:value-type="string">
            <text:p>[('Rated 2.0', "RATED\n <text:s/>This is a hookah cafe. It was not mentioned anywhere in the page that it was a hookah place. There's also no separate seating for non smokers. Horrible ambience. Ppl including waiters smoking hookah everywhere. I'm never gonna visit this place again. Also, I found an eyelash in the hot chocolate shake. The hot and cold chocolate are below average."), ('Rated 4.0', "RATED\n <text:s/>Loved the ambience and the interior, very colourful and lively.\nThe seating is spacuous!\nThe food tasted really good\nThe chicken was eavenly cooked and was soft\nWe ordered lemon chicken dragon chicken and jalapeno poppers\nThe poppers were oily but otherwise it was good!\nGreat music\nNice sheesha!\nOne disadvantage , the sheesha is only for one hour on the weekends ... We'd like to obviously sit for more time!\nOtherwise everything is great.\nStaff can be a little more well learnt or greetable"), ('Rated 4.0', "RATED\n <text:s/>It's actually a hookah cafe with awesome ambience and good food and a bit slow service , I ordered chicken burger which wasn't very good but the barbecue chicken wings were awesome Its a great place for hanging out with your friends."), ('Rated 3.5', "RATED\n <text:s/>Visited this place on a weekday and only 2 or 3 tables were filled. This place is located in the same building of sapphire toys in the main road of kamakya road.\n\nOrdered KitKat shake, ide to milkshake, onion rings and chilly chicken. Everything was pretty decent.\nChilly chicken was spicy and tasty. Onion rings could have been done more well. Both the milkshake was above average. Sheesha is the main attraction.\n\nAmbience is decent. They've used an old scooter and made it look attractive. Service is prompt and good."), ('Rated 4.0', "RATED\n <text:s/>A hookah lounge!\n\nBakasura makes it a point to mention such info before every review. As some are particular in such ambience.\n\nIt's bakasura Recommended!!\n\nThe food bakasura ordered were fries, nachos, pizza, blueberry Oreo and virgin mojito!\n\nWhen it comes to food. Every single thing was good. The nachos was crazily special. The blueberry Oreo milkshake is something that bakasura Recommends. Pizza was thick crust and very well stuffed.\n\nComing to the ambience. It's rooftop and it's crazily colourful. The yellow chairs and the Christmas tree that was put up. Everything is perfect.\nStaff needs a slight improvement.\nOverall it's great\n\nFollow Bakasura for more such reviews.\n\n#BakasuraForever"), ('Rated 1.0', "RATED\n <text:s/>For the price we pay here worst food I have tasted , steaks are bit ok but not that good. I love pasta to the core but red sauce pasta had lots and lots of basil in it and taste was also not gud .I wouldn't recommend this place."), ('Rated 3.0', "RATED\n <text:s/>Ambience: This cafe is located in banashankari 2nd stage near kamakya theatre. This is basically a cafe on the rooftop which is very busy all the time. The place has nostalgia feels because old scooters are present inside which attracts everyone. Has small LED lights, lamps, dream catchers and plants around which looks cute during evening.\n\nFood : 1) BBQ veg pizza was very big and was good. But wasn't yummy as expected.\n2) Arrabiata pasta,This is a must try. Was really tasty and yummy and creamy.\n3) Jalapeno cheese balls was very cheesy and hot hot served with mayo.\n4) Oreo milkshake was okay okay.\n\nService: was really bad."), ('Rated 5.0', 'RATED\n <text:s/>Great hangout spot to spend long time over conversations with friends with delicious food.\n\nMust try: cheese toasts, babycorn pepper dry\n\n#rajeshwrites'), ('Rated 3.0', "RATED\n <text:s/>Good place to hang out with friends. Food wise nothing great. Not advisable to go with family. Even if it's roof and sometimes it's suffocating"), ('Rated 4.0', "RATED\n <text:s/>First thing first, do book a table if you're going here on a weekend. We had to wait for about 20 minutes.\nTalking about the service, I think it has to get slightly better. 3/5\nThough people prefer this place for sheesha, I'd been there just to grab a few snacks. The cafe frappe and mushroom pepper were great! No complains. 4.5/5\nAmbience: 3/5 I wish to go there again, some time during the week."), ('Rated 2.0', 'RATED\n <text:s/>Before cafe eleven was good enough with the food stuffs and all but now staff has been changed and it is not a pocket friendly cafe too and service is too poor ? hookahs are good enough but food taste is up to the mark ? ambience is good enough ??'), ('Rated 3.0', "RATED\n <text:s/>It's a decent rooftop with pretty funky ambience like scooters, colourful seats and green pots on it. Food tastes good! I didn't liked brownie fraape and our order took a lot of time too, just look towards that once. It's pretty good place for hookah lovers. Reasonable price too! Overall one time visit is ok.")]</text:p>
          </table:table-cell>
          <table:table-cell office:value-type="string" calcext:value-type="string">
            <text:p>[]</text:p>
          </table:table-cell>
          <table:table-cell office:value-type="string" calcext:value-type="string">
            <text:p>Cafes</text:p>
          </table:table-cell>
          <table:table-cell office:value-type="string" calcext:value-type="string">
            <text:p>Banashankari</text:p>
          </table:table-cell>
        </table:table-row>
        <table:table-row table:style-name="ro1">
          <table:table-cell office:value-type="string" calcext:value-type="string">
            <text:p>San Churro Cafe</text:p>
          </table:table-cell>
          <table:table-cell office:value-type="string" calcext:value-type="string">
            <text:p>Yes</text:p>
          </table:table-cell>
          <table:table-cell office:value-type="string" calcext:value-type="string">
            <text:p>No</text:p>
          </table:table-cell>
          <table:table-cell office:value-type="string" calcext:value-type="string">
            <text:p>3.8/5</text:p>
          </table:table-cell>
          <table:table-cell office:value-type="float" office:value="918" calcext:value-type="float">
            <text:p>918</text:p>
          </table:table-cell>
          <table:table-cell office:value-type="string" calcext:value-type="string">
            <text:p>Banashankari</text:p>
          </table:table-cell>
          <table:table-cell office:value-type="string" calcext:value-type="string">
            <text:p>Cafe, Casual Dining</text:p>
          </table:table-cell>
          <table:table-cell office:value-type="string" calcext:value-type="string">
            <text:p>Churros, Cannelloni, Minestrone Soup, Hot Chocolate, Pink Sauce Pasta, Salsa, Veg Supreme Pizza</text:p>
          </table:table-cell>
          <table:table-cell office:value-type="string" calcext:value-type="string">
            <text:p>Cafe, Mexican, Italian</text:p>
          </table:table-cell>
          <table:table-cell office:value-type="float" office:value="800" calcext:value-type="float">
            <text:p>800</text:p>
          </table:table-cell>
          <table:table-cell office:value-type="string" calcext:value-type="string">
            <text:p>[('Rated 3.0', "RATED\n <text:s/>Ambience is not that good enough and it's not a pocket friendly cafe and the quantity is not that good and desserts are too good enough ??.."), ('Rated 3.0', "RATED\n \nWent there for a quick bite with friends.\nThe ambience had more of corporate feel. I would say it was unique.\nTried nachos, pasta churros and lasagne.\n\nNachos were pathetic.( Seriously don't order)\nPasta was okayish.\nLasagne was good.\nNutella churros were the best.\nOverall an okayish experience!\nPeace ??"), ('Rated 4.0', "RATED\n <text:s/>First of all, a big thanks to the staff of this Cafe. Very polite and courteous.\n\nI was there 15mins before their closing time. Without any discomfort or hesitation, the staff welcomed me with a warm smile and said they're still open, though they were preparing to close the cafe for the day.\n\nQuickly ordered the Thai green curry, which is served with rice. They got it for me within 10mins, hot and freshly made.\n\nIt was tasty with the taste of coconut milk. Not very spicy, it was mild spicy.\n\nI saw they had yummy looking dessert menu, should go there to try them out!\n\nA good spacious place to hang out for coffee, pastas, pizza or Thai food."), ('Rated 3.0', "RATED\n <text:s/>A place for people who love churos. Otherwise it's a normal simple cafe like any other in town . Can go and spend the evening there . The positive being it is one of the better cafes in and around Banashankari and also the place is not very crowded ."), ('Rated 3.0', 'RATED\n <text:s/>Have been visiting this place since years. The quality has gone down drastically. Food quality has become very average from good. Service is also very bad of late.'), ('Rated 1.0', 'RATED\n <text:s/>Really disappointed with the place.\n\nSeems like a old dusty store room stacked up with old sofas and chairs! The decor is soo disappointing that I cannot put it in words!\nLastly the food was cherry on the cake to make it a complete worse meal.\n\nThis place is the last option you should ever consider.'), ('Rated 3.0', 'RATED\n <text:s/>Congested atmosphere due to smoke from kitchen\nAmbience was k\nService was k .\nChuros was a new experience recommended\nNear to kims . Parking was not der'), ('Rated 1.0', "RATED\n <text:s/>Cockroaches !! I Repeat cockroaches!!Bakasura was disappointed.\nBeing in Banashankari, being a gold outlet and nesting them? who can even think of that. Thankfully it wasn't over bakasura's plate. The ambience was last cleaned a decade back i guess. A cockroach just walked over our table. As it was alive, and well moving , the bakasura couldnt take a pic of it. Then the staff had to actually take it out of our table. Such ambience ? like what are you upto?\n\nBakasura disapproves. I dont even want to talk about the food."), ('Rated 4.0', 'RATED\n <text:s/>A nice place to hangout, this place looks professional and also cute. If anyone is trying churros for the first the time, this is the place to go. Cheesecake is pretty amazing too.\nRecommended.'), ('Rated 4.0', 'RATED\n <text:s/>1) pizza mocktails shakes and churros really very good\n2) staff good\n3) ambience simple and nice good\n4) location of San churro cafe very nice\n5) over San churro cafe good....'), ('Rated 3.0', "RATED\n <text:s/>One of my favourite places that I often visit in South bangalore , but quality has been reduced than before. Little unhappy with the food this time.\nBut their churros never dissapointed me. Staff are too slow and do not respond easily.\n\nSoups:\nMinestrone soup was like vegetable stock water with vegetables in it, not happy with it.\n\nChurros :\nIt was great as usual. A must visit place if u love churros.\n\nStarters:\n1. Africano panner -\nIt was bit sweet and not happy with the dish!!\n2. Loaded nachos -\nThis happened to be their one of the best dishes, but now I take back my words. Very dissapointed with the dish.\n\nMain course:\nsicilia pizza\nPizza was too good, it's a must try dish.\n\nFinally I would recommend this place for churros and pizza .\n\nTaste : 6/10\nAmbience :7/10\nValue for money : 8/10\n\nOverall experience : 7.5/10"), ('Rated 4.0', 'RATED\n <text:s/>Visited this place long before, place come to.notice with the decoration lights outside the cafe. We ordered churos, pizza and hot chocolate, all were good just I little priced more.'), ('Rated 4.0', 'RATED\n <text:s/>Spain pictures of Churros triggered Nostalgia about it , which led to Google search for Churro places in city , lucky we to get the result as San Churro cafe , we had an delectable churros here along with hot chocolate and Nachos ! Thanks for fulfilling our thirst of Spanish Churros !\nFood : ???\nChurros ???\nHot Chocolate ?\nNachos ??\n\nService : ??\n\nAmbiance : ?\n\nCleanliness : ??\n\nOne drawback : Store had some flies, I hope they take care of them for our next tour ?'), ('Rated 3.0', 'RATED\n <text:s/>Ã\x83Ã\x83Ã\x82Ã\x82Ã\x83Ã\x82Ã\x82Ã\x93Chocolaty and churroic experienceÃ\x83Ã\x83Ã\x82Ã\x82Ã\x83Ã\x82Ã\x82Ã\x94\n\nHit chocolate and churro with chocolate dip in the picture.\n\nMy first time at this restaurant and it has delivered in service, options as well as taste.'), ('Rated 4.0', 'RATED\n <text:s/>Though very sadly the place looks in need of retouching, but the food was great! Especially when it was super cold outside and we were super hungry, the staff was nice. We ordered the pink pasta and a pizza. Both of them were pretty good. Was really tempted to try their Churros but we were stuffed. Worth a visit and try for sure!'), ('Rated 3.0', "RATED\n <text:s/>One of my favourite places that I often visit in South bangalore , but quality has been reduced than before. Little unhappy with the food this time.\nBut their churros never dissapointed me. Staff are too slow and do not respond easily.\n\nSoups:\nMinestrone soup was like vegetable stock water with vegetables in it, not happy with it.\n\nChurros :\nIt was great as usual. A must visit place if u love churros.\n\nStarters:\n1. Africano panner -\nIt was bit sweet and not happy with the dish!!\n2. Loaded nachos -\nThis happened to be their one of the best dishes, but now I take back my words. Very dissapointed with the dish.\n\nMain course:\nsicilia pizza\nPizza was too good, it's a must try dish.\n\nFinally I would recommend this place for churros and pizza .\n\nTaste : 6/10\nAmbience :7/10\nValue for money : 8/10\n\nOverall experience : 7.5/10"), ('Rated 4.0', 'RATED\n <text:s/>Visited this place long before, place come to.notice with the decoration lights outside the cafe. We ordered churos, pizza and hot chocolate, all were good just I little priced more.'), ('Rated 4.0', 'RATED\n <text:s/>Spain pictures of Churros triggered Nostalgia about it , which led to Google search for Churro places in city , lucky we to get the result as San Churro cafe , we had an delectable churros here along with hot chocolate and Nachos ! Thanks for fulfilling our thirst of Spanish Churros !\nFood : ???\nChurros ???\nHot Chocolate ?\nNachos ??\n\nService : ??\n\nAmbiance : ?\n\nCleanliness : ??\n\nOne drawback : Store had some flies, I hope they take care of them for our next tour ?'), ('Rated 3.0', 'RATED\n <text:s/>Ã\x83Ã\x83Ã\x82Ã\x82Ã\x83Ã\x82Ã\x82Ã\x93Chocolaty and churroic experienceÃ\x83Ã\x83Ã\x82Ã\x82Ã\x83Ã\x82Ã\x82Ã\x94\n\nHit chocolate and churro with chocolate dip in the picture.\n\nMy first time at this restaurant and it has delivered in service, options as well as taste.'), ('Rated 4.0', 'RATED\n <text:s/>Though very sadly the place looks in need of retouching, but the food was great! Especially when it was super cold outside and we were super hungry, the staff was nice. We ordered the pink pasta and a pizza. Both of them were pretty good. Was really tempted to try their Churros but we were stuffed. Worth a visit and try for sure!'), ('Rated 3.0', "RATED\n <text:s/>Churros, the restaurant's eponymous offering, has to be tried. They're a Mexican snack and served with chocolate sauce. Milkshakes are good too. The interior walls have murals and writings all over. Haven't tried the pizzas here but the cakes and pastries were pretty good."), ('Rated 3.0', "RATED\n <text:s/>Honestly, have only tried parcels and that too only starters and mains - never tried desserts. So this review is based on starters and mains only. The quality wasn't all that great, was pretty average."), ('Rated 4.0', "RATED\n <text:s/>Visited this place for the first time, recently. The ambience was pretty good. We ordered two 'churros for two'. Having churros for the first time ever, I was way too excited and judgmental. But swear to Lord, the churros were heavenly! The chocolate sauce was the actual chocolate sauce and not nutella xD We had taken the Cross Country Ranch pizza. It was a thin crust pizza loaded with veggies.\nThe place is famous for churros (the name suggests so). I would love to visit again to try all the other items out :')"), ('Rated 4.0', 'RATED\n <text:s/>I love the desserts more than anything here !Good place and well served !:)\nWe dint like the nachos here , it was not that good as we expected !\nExcept nachos almost all dish were quite good!'), ('Rated 2.0', "RATED\n <text:s/>2nd time I have visited this place and I am surprised to see how it has declined. Churros was hard, pizza was pathetic, loaded nachos and masala Garlic bread were topped with cheese with MAYO! Yes mayonnese.. Soup has the bread crumbs in almost melted state, mocktails were average and our only Savior was pasta and caramel pudding... This place has high potential but let down by dull ambience, pretty slow and inattentive staff. Buffet price was listed as 399 but was charged 499, We still went ahead and took the deal to be very disappointed!! Most dishes were freshly cooked hence going with some starts else would rate them lower. I did not find a single person who seemed happy with their meal as moat complained about one thing or the other. That'll be my last visit San Churros.")]</text:p>
          </table:table-cell>
          <table:table-cell office:value-type="string" calcext:value-type="string">
            <text:p>[]</text:p>
          </table:table-cell>
          <table:table-cell office:value-type="string" calcext:value-type="string">
            <text:p>Cafes</text:p>
          </table:table-cell>
          <table:table-cell office:value-type="string" calcext:value-type="string">
            <text:p>Banashankari</text:p>
          </table:table-cell>
        </table:table-row>
        <table:table-row table:style-name="ro1">
          <table:table-cell office:value-type="string" calcext:value-type="string">
            <text:p>Cafe Vivacity</text:p>
          </table:table-cell>
          <table:table-cell office:value-type="string" calcext:value-type="string">
            <text:p>Yes</text:p>
          </table:table-cell>
          <table:table-cell office:value-type="string" calcext:value-type="string">
            <text:p>No</text:p>
          </table:table-cell>
          <table:table-cell office:value-type="string" calcext:value-type="string">
            <text:p>3.8/5</text:p>
          </table:table-cell>
          <table:table-cell office:value-type="float" office:value="90" calcext:value-type="float">
            <text:p>90</text:p>
          </table:table-cell>
          <table:table-cell office:value-type="string" calcext:value-type="string">
            <text:p>Banashankari</text:p>
          </table:table-cell>
          <table:table-cell office:value-type="string" calcext:value-type="string">
            <text:p>Cafe</text:p>
          </table:table-cell>
          <table:table-cell office:value-type="string" calcext:value-type="string">
            <text:p>Garlic Bread, Burgers, Sandwiches, Pizza, Hot Chocolate Fudge, Waffles, Potato Wedges</text:p>
          </table:table-cell>
          <table:table-cell office:value-type="string" calcext:value-type="string">
            <text:p>Cafe</text:p>
          </table:table-cell>
          <table:table-cell office:value-type="float" office:value="650" calcext:value-type="float">
            <text:p>650</text:p>
          </table:table-cell>
          <table:table-cell office:value-type="string" calcext:value-type="string">
            <text:p>[('Rated 2.0', 'RATED\n <text:s/>Not so good place as I was expecting from here. The ambience is quite ok but the food is not good at all and very slow service. There were only two people in the outlet to serve the customers, not satisfied upto the mark.'), ('Rated 4.0', "RATED\n <text:s/>I love this little house. Easily located in the Uma Maheshwari temple main road. It's a quaint, pleasant cafe where u can spend the evenings in the company of good books.\nwe were attending a meeting nearby and my partner recommended to have a cup of coffee here. While Looking at the cafe from outside itself got impressed with there ambience, with white picket fence &amp; with few outdoor seating. Awesome decor, lovely indoor ambience with AC and comfortable cushion seating with board games in the big shelf with 100 more books to read\nWe settled in their swing chair seating with the view of outside and ordered for filter coffee, french fries, brownie with ice cream\nMust try filter coffee is perfect for south Indians strong and with a good quantity\nPeri-peri french fries were so tasty\nFinally, a dessert came with good quantity, the brownie was good ... Overall I loved the ambience and the food\n\n#Ambiance -- 4.5/5\n#food -- 4.5/5\n#service. -- 4/5\n#parking. -- yes\n#occupancy -- 60-70 folks"), ('Rated 5.0', "RATED\n <text:s/>This Cafe located just near Banshankari is a great option to hangout when ur bored of the innumerable CCD s in Jaynagar. We ve been here a couple of times, last time we took our nieces to celebrate one of their bday here. It was empty so we kinda had d whole place to ourselves. They have a section with swings to sit in, kind of our favorite part of the cafe. There's also a section with small bean bags, a place where a group of 5-6 people can sit, play games and have a good time. We chose to sit here with our nieces, played a few board games. My nieces enjoyed it.\nComing to food, we ordered\nPotato Wedges - 5/5\nCorn n Cheese Garlic Bread - 5/5\nKitKat Milkshake- 3/5 (quantity didn't match d price)\nBelgian Waffle with Icecream - 4/5\nRed Velvet Cupcake -4/5\n\nWould surely recommend this cafe. Staff is friendly. Can park ur two wheelers right in front of d cafe")]</text:p>
          </table:table-cell>
          <table:table-cell office:value-type="string" calcext:value-type="string">
            <text:p>[]</text:p>
          </table:table-cell>
          <table:table-cell office:value-type="string" calcext:value-type="string">
            <text:p>Cafes</text:p>
          </table:table-cell>
          <table:table-cell office:value-type="string" calcext:value-type="string">
            <text:p>Banashankari</text:p>
          </table:table-cell>
        </table:table-row>
        <table:table-row table:style-name="ro1">
          <table:table-cell office:value-type="string" calcext:value-type="string">
            <text:p>Catch-up-ino</text:p>
          </table:table-cell>
          <table:table-cell office:value-type="string" calcext:value-type="string">
            <text:p>Yes</text:p>
          </table:table-cell>
          <table:table-cell office:value-type="string" calcext:value-type="string">
            <text:p>No</text:p>
          </table:table-cell>
          <table:table-cell office:value-type="string" calcext:value-type="string">
            <text:p>3.9/5</text:p>
          </table:table-cell>
          <table:table-cell office:value-type="float" office:value="133" calcext:value-type="float">
            <text:p>133</text:p>
          </table:table-cell>
          <table:table-cell office:value-type="string" calcext:value-type="string">
            <text:p>Banashankari</text:p>
          </table:table-cell>
          <table:table-cell office:value-type="string" calcext:value-type="string">
            <text:p>Cafe</text:p>
          </table:table-cell>
          <table:table-cell office:value-type="string" calcext:value-type="string">
            <text:p>Momos, Mushroom Bruschettas, Jalapeno Cheeseballs, Pasta, Red Velvet Shake, Red Velvet Milkshake, Maggi</text:p>
          </table:table-cell>
          <table:table-cell office:value-type="string" calcext:value-type="string">
            <text:p>Cafe, Fast Food, Continental, Chinese, Momos</text:p>
          </table:table-cell>
          <table:table-cell office:value-type="float" office:value="800" calcext:value-type="float">
            <text:p>800</text:p>
          </table:table-cell>
          <table:table-cell office:value-type="string" calcext:value-type="string">
            <text:p>[('Rated 1.0', "RATED\n <text:s/>This place is right opposite to the theatre and remember you'll have to climb up all the way up to 4th floor as there's no lift. You will be tired by the time you reach unless you are a fitness freak.\nWell for starters, asked the man to give me his best shot of hookah so we could come back and surprisingly he gave us the worst of it. Asked for a strong but got a tasteless flavoured was a mix of 3.\nAvoid masala french fries as they were bad, it looked like he just put all the Mirchi he had in the kitchen..\nI wish I would have taken the pic.\nA cool place to hangout when your girl is getting a hair treatment in perimeter salon..\nNevertheless it was okay I hope they would improve their ambience and service.\n\nFood - 1/5\nService - 2/5\nAmbience - 3/5\n\nPlease follow my foodpage Instagram - whenfoodiesmet .")]</text:p>
          </table:table-cell>
          <table:table-cell office:value-type="string" calcext:value-type="string">
            <text:p>[]</text:p>
          </table:table-cell>
          <table:table-cell office:value-type="string" calcext:value-type="string">
            <text:p>Cafes</text:p>
          </table:table-cell>
          <table:table-cell office:value-type="string" calcext:value-type="string">
            <text:p>Banashankari</text:p>
          </table:table-cell>
        </table:table-row>
        <table:table-row table:style-name="ro1">
          <table:table-cell office:value-type="string" calcext:value-type="string">
            <text:p>Kirthi's Biryani</text:p>
          </table:table-cell>
          <table:table-cell office:value-type="string" calcext:value-type="string">
            <text:p>Yes</text:p>
          </table:table-cell>
          <table:table-cell office:value-type="string" calcext:value-type="string">
            <text:p>No</text:p>
          </table:table-cell>
          <table:table-cell office:value-type="string" calcext:value-type="string">
            <text:p>3.8/5</text:p>
          </table:table-cell>
          <table:table-cell office:value-type="float" office:value="144" calcext:value-type="float">
            <text:p>144</text:p>
          </table:table-cell>
          <table:table-cell office:value-type="string" calcext:value-type="string">
            <text:p>Banashankari</text:p>
          </table:table-cell>
          <table:table-cell office:value-type="string" calcext:value-type="string">
            <text:p>Cafe</text:p>
          </table:table-cell>
          <table:table-cell office:value-type="string" calcext:value-type="string">
            <text:p>Pasta, Gelato, Garlic Bread, Mojito, Nachos, Paneer Pizza, Mocktails</text:p>
          </table:table-cell>
          <table:table-cell office:value-type="string" calcext:value-type="string">
            <text:p>Chinese, Cafe, Italian</text:p>
          </table:table-cell>
          <table:table-cell office:value-type="float" office:value="700" calcext:value-type="float">
            <text:p>700</text:p>
          </table:table-cell>
          <table:table-cell office:value-type="string" calcext:value-type="string">
            <text:p>[('Rated 3.0', "RATED\n <text:s/>New place.. though it's a biryani place,I tried Chinese food. Best thing is the quantity, too good for the price. Food was kind of ok,not great. Definitely worth the price. A slight improvement with the taste will make the place a favourite."), ('Rated 3.0', 'RATED\n <text:s/>Had been here to enjoy ice cream but was not happy. They have tried something new but did not succeed. I suggest them to try something innovative as other Icecream ships do. Havent tried their wood fire pizzas still. But friends have suggested that pizza is tasting very good.')]</text:p>
          </table:table-cell>
          <table:table-cell office:value-type="string" calcext:value-type="string">
            <text:p>[]</text:p>
          </table:table-cell>
          <table:table-cell office:value-type="string" calcext:value-type="string">
            <text:p>Cafes</text:p>
          </table:table-cell>
          <table:table-cell office:value-type="string" calcext:value-type="string">
            <text:p>Banashankari</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21:16:08.816818840</meta:creation-date>
    <dc:date>2020-08-09T21:17:04.820997537</dc:date>
    <meta:editing-duration>PT56S</meta:editing-duration>
    <meta:editing-cycles>1</meta:editing-cycles>
    <meta:document-statistic meta:table-count="1" meta:cell-count="265" meta:object-count="0"/>
    <meta:generator>LibreOffice/5.1.6.2$Linux_X86_64 LibreOffice_project/10m0$Build-2</meta:generator>
  </office:meta>
</office:document-meta>
</file>